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etBrains Mono1" svg:font-family="'JetBrains Mono', monospace"/>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25.709cm" fo:margin-left="0cm" table:align="left"/>
    </style:style>
    <style:style style:name="Tabla1.A" style:family="table-column">
      <style:table-column-properties style:column-width="9.195cm"/>
    </style:style>
    <style:style style:name="Tabla1.B" style:family="table-column">
      <style:table-column-properties style:column-width="5.798cm"/>
    </style:style>
    <style:style style:name="Tabla1.C" style:family="table-column">
      <style:table-column-properties style:column-width="10.716cm"/>
    </style:style>
    <style:style style:name="Tabla1.A1" style:family="table-cell">
      <style:table-cell-properties fo:padding="0cm" fo:border="none" style:writing-mode="page"/>
    </style:style>
    <style:style style:name="Tabla2" style:family="table">
      <style:table-properties style:width="25.7cm" table:align="left"/>
    </style:style>
    <style:style style:name="Tabla2.A" style:family="table-column">
      <style:table-column-properties style:column-width="25.428cm"/>
    </style:style>
    <style:style style:name="Tabla2.B" style:family="table-column">
      <style:table-column-properties style:column-width="0.272cm"/>
    </style:style>
    <style:style style:name="Tabla2.1" style:family="table-row">
      <style:table-row-properties fo:background-color="#f0f0f0">
        <style:background-image/>
      </style:table-row-properties>
    </style:style>
    <style:style style:name="Tabla2.A1" style:family="table-cell">
      <style:table-cell-properties style:vertical-align="middle" fo:padding="0cm" fo:border="none"/>
    </style:style>
    <style:style style:name="Tabla3" style:family="table">
      <style:table-properties style:width="25.428cm" table:align="left"/>
    </style:style>
    <style:style style:name="Tabla3.A" style:family="table-column">
      <style:table-column-properties style:column-width="1.138cm"/>
    </style:style>
    <style:style style:name="Tabla3.B" style:family="table-column">
      <style:table-column-properties style:column-width="5.045cm"/>
    </style:style>
    <style:style style:name="Tabla3.C" style:family="table-column">
      <style:table-column-properties style:column-width="4.246cm"/>
    </style:style>
    <style:style style:name="Tabla3.D" style:family="table-column">
      <style:table-column-properties style:column-width="4.771cm"/>
    </style:style>
    <style:style style:name="Tabla3.E" style:family="table-column">
      <style:table-column-properties style:column-width="5.304cm"/>
    </style:style>
    <style:style style:name="Tabla3.F" style:family="table-column">
      <style:table-column-properties style:column-width="4.925cm"/>
    </style:style>
    <style:style style:name="Tabla3.A1" style:family="table-cell">
      <style:table-cell-properties style:vertical-align="middle" fo:padding-left="0.079cm" fo:padding-right="0cm" fo:padding-top="0cm" fo:padding-bottom="0cm" fo:border-left="0.05pt solid #dddddd" fo:border-right="none" fo:border-top="none" fo:border-bottom="none"/>
    </style:style>
    <style:style style:name="Tabla3.F1" style:family="table-cell">
      <style:table-cell-properties style:vertical-align="middle" fo:padding-left="0.079cm" fo:padding-right="0.079cm" fo:padding-top="0cm" fo:padding-bottom="0cm" fo:border-left="0.05pt solid #dddddd" fo:border-right="0.05pt solid #dddddd" fo:border-top="none" fo:border-bottom="none"/>
    </style:style>
    <style:style style:name="Tabla4" style:family="table">
      <style:table-properties style:width="25.428cm" table:align="left"/>
    </style:style>
    <style:style style:name="Tabla4.A" style:family="table-column">
      <style:table-column-properties style:column-width="1.131cm"/>
    </style:style>
    <style:style style:name="Tabla4.B" style:family="table-column">
      <style:table-column-properties style:column-width="4.794cm"/>
    </style:style>
    <style:style style:name="Tabla4.C" style:family="table-column">
      <style:table-column-properties style:column-width="4.644cm"/>
    </style:style>
    <style:style style:name="Tabla4.D" style:family="table-column">
      <style:table-column-properties style:column-width="4.454cm"/>
    </style:style>
    <style:style style:name="Tabla4.E" style:family="table-column">
      <style:table-column-properties style:column-width="4.344cm"/>
    </style:style>
    <style:style style:name="Tabla4.F" style:family="table-column">
      <style:table-column-properties style:column-width="6.061cm"/>
    </style:style>
    <style:style style:name="Tabla4.A1" style:family="table-cell">
      <style:table-cell-properties style:vertical-align="middle" fo:padding-left="0.079cm" fo:padding-right="0cm" fo:padding-top="0cm" fo:padding-bottom="0cm" fo:border-left="0.05pt solid #dddddd" fo:border-right="none" fo:border-top="none" fo:border-bottom="none"/>
    </style:style>
    <style:style style:name="Tabla4.F1" style:family="table-cell">
      <style:table-cell-properties style:vertical-align="middle" fo:padding-left="0.079cm" fo:padding-right="0.079cm" fo:padding-top="0cm" fo:padding-bottom="0cm" fo:border-left="0.05pt solid #dddddd" fo:border-right="0.05pt solid #dddddd" fo:border-top="none" fo:border-bottom="none"/>
    </style:style>
    <style:style style:name="Tabla5" style:family="table">
      <style:table-properties style:width="25.428cm" table:align="left"/>
    </style:style>
    <style:style style:name="Tabla5.A" style:family="table-column">
      <style:table-column-properties style:column-width="1.147cm"/>
    </style:style>
    <style:style style:name="Tabla5.B" style:family="table-column">
      <style:table-column-properties style:column-width="4.858cm"/>
    </style:style>
    <style:style style:name="Tabla5.C" style:family="table-column">
      <style:table-column-properties style:column-width="4.549cm"/>
    </style:style>
    <style:style style:name="Tabla5.D" style:family="table-column">
      <style:table-column-properties style:column-width="4.824cm"/>
    </style:style>
    <style:style style:name="Tabla5.E" style:family="table-column">
      <style:table-column-properties style:column-width="4.978cm"/>
    </style:style>
    <style:style style:name="Tabla5.F" style:family="table-column">
      <style:table-column-properties style:column-width="5.073cm"/>
    </style:style>
    <style:style style:name="Tabla5.A1" style:family="table-cell">
      <style:table-cell-properties style:vertical-align="middle" fo:padding-left="0.079cm" fo:padding-right="0cm" fo:padding-top="0cm" fo:padding-bottom="0cm" fo:border-left="0.05pt solid #dddddd" fo:border-right="none" fo:border-top="none" fo:border-bottom="none"/>
    </style:style>
    <style:style style:name="Tabla5.F1" style:family="table-cell">
      <style:table-cell-properties style:vertical-align="middle" fo:padding-left="0.079cm" fo:padding-right="0.079cm" fo:padding-top="0cm" fo:padding-bottom="0cm" fo:border-left="0.05pt solid #dddddd" fo:border-right="0.05pt solid #dddddd" fo:border-top="none" fo:border-bottom="none"/>
    </style:style>
    <style:style style:name="Tabla6" style:family="table">
      <style:table-properties style:width="25.428cm" table:align="left"/>
    </style:style>
    <style:style style:name="Tabla6.A" style:family="table-column">
      <style:table-column-properties style:column-width="1.157cm"/>
    </style:style>
    <style:style style:name="Tabla6.B" style:family="table-column">
      <style:table-column-properties style:column-width="5.105cm"/>
    </style:style>
    <style:style style:name="Tabla6.C" style:family="table-column">
      <style:table-column-properties style:column-width="4.327cm"/>
    </style:style>
    <style:style style:name="Tabla6.D" style:family="table-column">
      <style:table-column-properties style:column-width="4.775cm"/>
    </style:style>
    <style:style style:name="Tabla6.E" style:family="table-column">
      <style:table-column-properties style:column-width="4.731cm"/>
    </style:style>
    <style:style style:name="Tabla6.F" style:family="table-column">
      <style:table-column-properties style:column-width="5.334cm"/>
    </style:style>
    <style:style style:name="Tabla6.A1" style:family="table-cell">
      <style:table-cell-properties style:vertical-align="middle" fo:padding-left="0.079cm" fo:padding-right="0cm" fo:padding-top="0cm" fo:padding-bottom="0cm" fo:border-left="0.05pt solid #dddddd" fo:border-right="none" fo:border-top="none" fo:border-bottom="none"/>
    </style:style>
    <style:style style:name="Tabla6.F1" style:family="table-cell">
      <style:table-cell-properties style:vertical-align="middle" fo:padding-left="0.079cm" fo:padding-right="0.079cm" fo:padding-top="0cm" fo:padding-bottom="0cm" fo:border-left="0.05pt solid #dddddd" fo:border-right="0.05pt solid #dddddd" fo:border-top="none" fo:border-bottom="none"/>
    </style:style>
    <style:style style:name="Tabla7" style:family="table">
      <style:table-properties style:width="25.428cm" table:align="left"/>
    </style:style>
    <style:style style:name="Tabla7.A" style:family="table-column">
      <style:table-column-properties style:column-width="1.171cm"/>
    </style:style>
    <style:style style:name="Tabla7.B" style:family="table-column">
      <style:table-column-properties style:column-width="4.643cm"/>
    </style:style>
    <style:style style:name="Tabla7.C" style:family="table-column">
      <style:table-column-properties style:column-width="4.187cm"/>
    </style:style>
    <style:style style:name="Tabla7.D" style:family="table-column">
      <style:table-column-properties style:column-width="4.389cm"/>
    </style:style>
    <style:style style:name="Tabla7.E" style:family="table-column">
      <style:table-column-properties style:column-width="4.789cm"/>
    </style:style>
    <style:style style:name="Tabla7.F" style:family="table-column">
      <style:table-column-properties style:column-width="6.249cm"/>
    </style:style>
    <style:style style:name="Tabla7.A1" style:family="table-cell">
      <style:table-cell-properties style:vertical-align="middle" fo:padding-left="0.079cm" fo:padding-right="0cm" fo:padding-top="0cm" fo:padding-bottom="0cm" fo:border-left="0.05pt solid #dddddd" fo:border-right="none" fo:border-top="none" fo:border-bottom="none"/>
    </style:style>
    <style:style style:name="Tabla7.F1" style:family="table-cell">
      <style:table-cell-properties style:vertical-align="middle" fo:padding-left="0.079cm" fo:padding-right="0.079cm" fo:padding-top="0cm" fo:padding-bottom="0cm" fo:border-left="0.05pt solid #dddddd" fo:border-right="0.05pt solid #dddddd" fo:border-top="none" fo:border-bottom="none"/>
    </style:style>
    <style:style style:name="Tabla8" style:family="table">
      <style:table-properties style:width="25.428cm" table:align="left"/>
    </style:style>
    <style:style style:name="Tabla8.A" style:family="table-column">
      <style:table-column-properties style:column-width="1.21cm"/>
    </style:style>
    <style:style style:name="Tabla8.B" style:family="table-column">
      <style:table-column-properties style:column-width="4.874cm"/>
    </style:style>
    <style:style style:name="Tabla8.C" style:family="table-column">
      <style:table-column-properties style:column-width="4.172cm"/>
    </style:style>
    <style:style style:name="Tabla8.D" style:family="table-column">
      <style:table-column-properties style:column-width="4.429cm"/>
    </style:style>
    <style:style style:name="Tabla8.E" style:family="table-column">
      <style:table-column-properties style:column-width="4.332cm"/>
    </style:style>
    <style:style style:name="Tabla8.F" style:family="table-column">
      <style:table-column-properties style:column-width="6.412cm"/>
    </style:style>
    <style:style style:name="Tabla8.A1" style:family="table-cell">
      <style:table-cell-properties style:vertical-align="middle" fo:padding-left="0.079cm" fo:padding-right="0cm" fo:padding-top="0cm" fo:padding-bottom="0cm" fo:border-left="0.05pt solid #dddddd" fo:border-right="none" fo:border-top="none" fo:border-bottom="none"/>
    </style:style>
    <style:style style:name="Tabla8.F1" style:family="table-cell">
      <style:table-cell-properties style:vertical-align="middle" fo:padding-left="0.079cm" fo:padding-right="0.079cm" fo:padding-top="0cm" fo:padding-bottom="0cm" fo:border-left="0.05pt solid #dddddd" fo:border-right="0.05pt solid #dddddd" fo:border-top="none" fo:border-bottom="none"/>
    </style:style>
    <style:style style:name="Tabla9" style:family="table">
      <style:table-properties style:width="25.428cm" table:align="left"/>
    </style:style>
    <style:style style:name="Tabla9.A" style:family="table-column">
      <style:table-column-properties style:column-width="1.182cm"/>
    </style:style>
    <style:style style:name="Tabla9.B" style:family="table-column">
      <style:table-column-properties style:column-width="4.747cm"/>
    </style:style>
    <style:style style:name="Tabla9.C" style:family="table-column">
      <style:table-column-properties style:column-width="3.926cm"/>
    </style:style>
    <style:style style:name="Tabla9.D" style:family="table-column">
      <style:table-column-properties style:column-width="4.299cm"/>
    </style:style>
    <style:style style:name="Tabla9.E" style:family="table-column">
      <style:table-column-properties style:column-width="4.327cm"/>
    </style:style>
    <style:style style:name="Tabla9.F" style:family="table-column">
      <style:table-column-properties style:column-width="6.948cm"/>
    </style:style>
    <style:style style:name="Tabla9.A1" style:family="table-cell">
      <style:table-cell-properties style:vertical-align="middle" fo:padding-left="0.079cm" fo:padding-right="0cm" fo:padding-top="0cm" fo:padding-bottom="0cm" fo:border-left="0.05pt solid #dddddd" fo:border-right="none" fo:border-top="none" fo:border-bottom="none"/>
    </style:style>
    <style:style style:name="Tabla9.F1" style:family="table-cell">
      <style:table-cell-properties style:vertical-align="middle" fo:padding-left="0.079cm" fo:padding-right="0.079cm" fo:padding-top="0cm" fo:padding-bottom="0cm" fo:border-left="0.05pt solid #dddddd" fo:border-right="0.05pt solid #dddddd" fo:border-top="none" fo:border-bottom="none"/>
    </style:style>
    <style:style style:name="Tabla3" style:family="table">
      <style:table-properties style:width="25.428cm" table:align="left"/>
    </style:style>
    <style:style style:name="Tabla3.A" style:family="table-column">
      <style:table-column-properties style:column-width="1.138cm"/>
    </style:style>
    <style:style style:name="Tabla3.B" style:family="table-column">
      <style:table-column-properties style:column-width="5.045cm"/>
    </style:style>
    <style:style style:name="Tabla3.C" style:family="table-column">
      <style:table-column-properties style:column-width="4.246cm"/>
    </style:style>
    <style:style style:name="Tabla3.D" style:family="table-column">
      <style:table-column-properties style:column-width="4.771cm"/>
    </style:style>
    <style:style style:name="Tabla3.E" style:family="table-column">
      <style:table-column-properties style:column-width="5.304cm"/>
    </style:style>
    <style:style style:name="Tabla3.F" style:family="table-column">
      <style:table-column-properties style:column-width="4.925cm"/>
    </style:style>
    <style:style style:name="Tabla3.A1" style:family="table-cell">
      <style:table-cell-properties style:vertical-align="middle" fo:padding-left="0.079cm" fo:padding-right="0cm" fo:padding-top="0cm" fo:padding-bottom="0cm" fo:border-left="0.05pt solid #dddddd" fo:border-right="none" fo:border-top="none" fo:border-bottom="none"/>
    </style:style>
    <style:style style:name="Tabla3.F1" style:family="table-cell">
      <style:table-cell-properties style:vertical-align="middle" fo:padding-left="0.079cm" fo:padding-right="0.079cm" fo:padding-top="0cm" fo:padding-bottom="0cm" fo:border-left="0.05pt solid #dddddd" fo:border-right="0.05pt solid #dddddd" fo:border-top="none" fo:border-bottom="none"/>
    </style:style>
    <style:style style:name="Tabla4" style:family="table">
      <style:table-properties style:width="25.428cm" table:align="left"/>
    </style:style>
    <style:style style:name="Tabla4.A" style:family="table-column">
      <style:table-column-properties style:column-width="1.131cm"/>
    </style:style>
    <style:style style:name="Tabla4.B" style:family="table-column">
      <style:table-column-properties style:column-width="4.794cm"/>
    </style:style>
    <style:style style:name="Tabla4.C" style:family="table-column">
      <style:table-column-properties style:column-width="4.644cm"/>
    </style:style>
    <style:style style:name="Tabla4.D" style:family="table-column">
      <style:table-column-properties style:column-width="4.454cm"/>
    </style:style>
    <style:style style:name="Tabla4.E" style:family="table-column">
      <style:table-column-properties style:column-width="4.344cm"/>
    </style:style>
    <style:style style:name="Tabla4.F" style:family="table-column">
      <style:table-column-properties style:column-width="6.061cm"/>
    </style:style>
    <style:style style:name="Tabla4.A1" style:family="table-cell">
      <style:table-cell-properties style:vertical-align="middle" fo:padding-left="0.079cm" fo:padding-right="0cm" fo:padding-top="0cm" fo:padding-bottom="0cm" fo:border-left="0.05pt solid #dddddd" fo:border-right="none" fo:border-top="none" fo:border-bottom="none"/>
    </style:style>
    <style:style style:name="Tabla4.F1" style:family="table-cell">
      <style:table-cell-properties style:vertical-align="middle" fo:padding-left="0.079cm" fo:padding-right="0.079cm" fo:padding-top="0cm" fo:padding-bottom="0cm" fo:border-left="0.05pt solid #dddddd" fo:border-right="0.05pt solid #dddddd" fo:border-top="none" fo:border-bottom="none"/>
    </style:style>
    <style:style style:name="Tabla5" style:family="table">
      <style:table-properties style:width="25.428cm" table:align="left"/>
    </style:style>
    <style:style style:name="Tabla5.A" style:family="table-column">
      <style:table-column-properties style:column-width="1.147cm"/>
    </style:style>
    <style:style style:name="Tabla5.B" style:family="table-column">
      <style:table-column-properties style:column-width="4.858cm"/>
    </style:style>
    <style:style style:name="Tabla5.C" style:family="table-column">
      <style:table-column-properties style:column-width="4.549cm"/>
    </style:style>
    <style:style style:name="Tabla5.D" style:family="table-column">
      <style:table-column-properties style:column-width="4.824cm"/>
    </style:style>
    <style:style style:name="Tabla5.E" style:family="table-column">
      <style:table-column-properties style:column-width="4.978cm"/>
    </style:style>
    <style:style style:name="Tabla5.F" style:family="table-column">
      <style:table-column-properties style:column-width="5.073cm"/>
    </style:style>
    <style:style style:name="Tabla5.A1" style:family="table-cell">
      <style:table-cell-properties style:vertical-align="middle" fo:padding-left="0.079cm" fo:padding-right="0cm" fo:padding-top="0cm" fo:padding-bottom="0cm" fo:border-left="0.05pt solid #dddddd" fo:border-right="none" fo:border-top="none" fo:border-bottom="none"/>
    </style:style>
    <style:style style:name="Tabla5.F1" style:family="table-cell">
      <style:table-cell-properties style:vertical-align="middle" fo:padding-left="0.079cm" fo:padding-right="0.079cm" fo:padding-top="0cm" fo:padding-bottom="0cm" fo:border-left="0.05pt solid #dddddd" fo:border-right="0.05pt solid #dddddd" fo:border-top="none" fo:border-bottom="none"/>
    </style:style>
    <style:style style:name="Tabla6" style:family="table">
      <style:table-properties style:width="25.428cm" table:align="left"/>
    </style:style>
    <style:style style:name="Tabla6.A" style:family="table-column">
      <style:table-column-properties style:column-width="1.157cm"/>
    </style:style>
    <style:style style:name="Tabla6.B" style:family="table-column">
      <style:table-column-properties style:column-width="5.105cm"/>
    </style:style>
    <style:style style:name="Tabla6.C" style:family="table-column">
      <style:table-column-properties style:column-width="4.327cm"/>
    </style:style>
    <style:style style:name="Tabla6.D" style:family="table-column">
      <style:table-column-properties style:column-width="4.775cm"/>
    </style:style>
    <style:style style:name="Tabla6.E" style:family="table-column">
      <style:table-column-properties style:column-width="4.731cm"/>
    </style:style>
    <style:style style:name="Tabla6.F" style:family="table-column">
      <style:table-column-properties style:column-width="5.334cm"/>
    </style:style>
    <style:style style:name="Tabla6.A1" style:family="table-cell">
      <style:table-cell-properties style:vertical-align="middle" fo:padding-left="0.079cm" fo:padding-right="0cm" fo:padding-top="0cm" fo:padding-bottom="0cm" fo:border-left="0.05pt solid #dddddd" fo:border-right="none" fo:border-top="none" fo:border-bottom="none"/>
    </style:style>
    <style:style style:name="Tabla6.F1" style:family="table-cell">
      <style:table-cell-properties style:vertical-align="middle" fo:padding-left="0.079cm" fo:padding-right="0.079cm" fo:padding-top="0cm" fo:padding-bottom="0cm" fo:border-left="0.05pt solid #dddddd" fo:border-right="0.05pt solid #dddddd" fo:border-top="none" fo:border-bottom="none"/>
    </style:style>
    <style:style style:name="Tabla7" style:family="table">
      <style:table-properties style:width="25.428cm" table:align="left"/>
    </style:style>
    <style:style style:name="Tabla7.A" style:family="table-column">
      <style:table-column-properties style:column-width="1.171cm"/>
    </style:style>
    <style:style style:name="Tabla7.B" style:family="table-column">
      <style:table-column-properties style:column-width="4.643cm"/>
    </style:style>
    <style:style style:name="Tabla7.C" style:family="table-column">
      <style:table-column-properties style:column-width="4.187cm"/>
    </style:style>
    <style:style style:name="Tabla7.D" style:family="table-column">
      <style:table-column-properties style:column-width="4.389cm"/>
    </style:style>
    <style:style style:name="Tabla7.E" style:family="table-column">
      <style:table-column-properties style:column-width="4.789cm"/>
    </style:style>
    <style:style style:name="Tabla7.F" style:family="table-column">
      <style:table-column-properties style:column-width="6.249cm"/>
    </style:style>
    <style:style style:name="Tabla7.A1" style:family="table-cell">
      <style:table-cell-properties style:vertical-align="middle" fo:padding-left="0.079cm" fo:padding-right="0cm" fo:padding-top="0cm" fo:padding-bottom="0cm" fo:border-left="0.05pt solid #dddddd" fo:border-right="none" fo:border-top="none" fo:border-bottom="none"/>
    </style:style>
    <style:style style:name="Tabla7.F1" style:family="table-cell">
      <style:table-cell-properties style:vertical-align="middle" fo:padding-left="0.079cm" fo:padding-right="0.079cm" fo:padding-top="0cm" fo:padding-bottom="0cm" fo:border-left="0.05pt solid #dddddd" fo:border-right="0.05pt solid #dddddd" fo:border-top="none" fo:border-bottom="none"/>
    </style:style>
    <style:style style:name="Tabla8" style:family="table">
      <style:table-properties style:width="25.428cm" table:align="left"/>
    </style:style>
    <style:style style:name="Tabla8.A" style:family="table-column">
      <style:table-column-properties style:column-width="1.21cm"/>
    </style:style>
    <style:style style:name="Tabla8.B" style:family="table-column">
      <style:table-column-properties style:column-width="4.874cm"/>
    </style:style>
    <style:style style:name="Tabla8.C" style:family="table-column">
      <style:table-column-properties style:column-width="4.172cm"/>
    </style:style>
    <style:style style:name="Tabla8.D" style:family="table-column">
      <style:table-column-properties style:column-width="4.429cm"/>
    </style:style>
    <style:style style:name="Tabla8.E" style:family="table-column">
      <style:table-column-properties style:column-width="4.332cm"/>
    </style:style>
    <style:style style:name="Tabla8.F" style:family="table-column">
      <style:table-column-properties style:column-width="6.412cm"/>
    </style:style>
    <style:style style:name="Tabla8.A1" style:family="table-cell">
      <style:table-cell-properties style:vertical-align="middle" fo:padding-left="0.079cm" fo:padding-right="0cm" fo:padding-top="0cm" fo:padding-bottom="0cm" fo:border-left="0.05pt solid #dddddd" fo:border-right="none" fo:border-top="none" fo:border-bottom="none"/>
    </style:style>
    <style:style style:name="Tabla8.F1" style:family="table-cell">
      <style:table-cell-properties style:vertical-align="middle" fo:padding-left="0.079cm" fo:padding-right="0.079cm" fo:padding-top="0cm" fo:padding-bottom="0cm" fo:border-left="0.05pt solid #dddddd" fo:border-right="0.05pt solid #dddddd" fo:border-top="none" fo:border-bottom="none"/>
    </style:style>
    <style:style style:name="Tabla9" style:family="table">
      <style:table-properties style:width="25.428cm" table:align="left"/>
    </style:style>
    <style:style style:name="Tabla9.A" style:family="table-column">
      <style:table-column-properties style:column-width="1.182cm"/>
    </style:style>
    <style:style style:name="Tabla9.B" style:family="table-column">
      <style:table-column-properties style:column-width="4.747cm"/>
    </style:style>
    <style:style style:name="Tabla9.C" style:family="table-column">
      <style:table-column-properties style:column-width="3.926cm"/>
    </style:style>
    <style:style style:name="Tabla9.D" style:family="table-column">
      <style:table-column-properties style:column-width="4.299cm"/>
    </style:style>
    <style:style style:name="Tabla9.E" style:family="table-column">
      <style:table-column-properties style:column-width="4.327cm"/>
    </style:style>
    <style:style style:name="Tabla9.F" style:family="table-column">
      <style:table-column-properties style:column-width="6.948cm"/>
    </style:style>
    <style:style style:name="Tabla9.A1" style:family="table-cell">
      <style:table-cell-properties style:vertical-align="middle" fo:padding-left="0.079cm" fo:padding-right="0cm" fo:padding-top="0cm" fo:padding-bottom="0cm" fo:border-left="0.05pt solid #dddddd" fo:border-right="none" fo:border-top="none" fo:border-bottom="none"/>
    </style:style>
    <style:style style:name="Tabla9.F1" style:family="table-cell">
      <style:table-cell-properties style:vertical-align="middle" fo:padding-left="0.079cm" fo:padding-right="0.079cm" fo:padding-top="0cm" fo:padding-bottom="0cm" fo:border-left="0.05pt solid #dddddd" fo:border-right="0.05pt solid #dddddd" fo:border-top="none" fo:border-bottom="none"/>
    </style:style>
    <style:style style:name="Tabla10" style:family="table">
      <style:table-properties style:width="25.7cm" table:align="margins"/>
    </style:style>
    <style:style style:name="Tabla10.A" style:family="table-column">
      <style:table-column-properties style:column-width="25.7cm" style:rel-column-width="65535*"/>
    </style:style>
    <style:style style:name="Tabla10.A1" style:family="table-cell">
      <style:table-cell-properties style:writing-mode="page"/>
    </style:style>
    <style:style style:name="Tabla11" style:family="table">
      <style:table-properties style:width="25.7cm" table:align="margins"/>
    </style:style>
    <style:style style:name="Tabla11.A" style:family="table-column">
      <style:table-column-properties style:column-width="25.7cm" style:rel-column-width="65535*"/>
    </style:style>
    <style:style style:name="Tabla11.A1" style:family="table-cell">
      <style:table-cell-properties style:writing-mode="page"/>
    </style:style>
    <style:style style:name="Tabla12" style:family="table">
      <style:table-properties style:width="25.7cm" table:align="margins"/>
    </style:style>
    <style:style style:name="Tabla12.A" style:family="table-column">
      <style:table-column-properties style:column-width="25.7cm" style:rel-column-width="65535*"/>
    </style:style>
    <style:style style:name="Tabla12.A1" style:family="table-cell">
      <style:table-cell-properties style:writing-mode="page"/>
    </style:style>
    <style:style style:name="Tabla13" style:family="table">
      <style:table-properties style:width="25.7cm" table:align="margins"/>
    </style:style>
    <style:style style:name="Tabla13.A" style:family="table-column">
      <style:table-column-properties style:column-width="25.7cm" style:rel-column-width="65535*"/>
    </style:style>
    <style:style style:name="Tabla13.A1" style:family="table-cell">
      <style:table-cell-properties style:writing-mode="page"/>
    </style:style>
    <style:style style:name="Tabla14" style:family="table">
      <style:table-properties style:width="25.7cm" table:align="margins"/>
    </style:style>
    <style:style style:name="Tabla14.A" style:family="table-column">
      <style:table-column-properties style:column-width="25.7cm" style:rel-column-width="65535*"/>
    </style:style>
    <style:style style:name="Tabla14.A1" style:family="table-cell">
      <style:table-cell-properties style:writing-mode="page"/>
    </style:style>
    <style:style style:name="Tabla15" style:family="table">
      <style:table-properties style:width="25.7cm" table:align="margins"/>
    </style:style>
    <style:style style:name="Tabla15.A" style:family="table-column">
      <style:table-column-properties style:column-width="25.7cm" style:rel-column-width="65535*"/>
    </style:style>
    <style:style style:name="Tabla15.A1" style:family="table-cell">
      <style:table-cell-properties style:writing-mode="page"/>
    </style:style>
    <style:style style:name="Tabla16" style:family="table">
      <style:table-properties style:width="25.7cm" table:align="margins"/>
    </style:style>
    <style:style style:name="Tabla16.A" style:family="table-column">
      <style:table-column-properties style:column-width="25.7cm" style:rel-column-width="65535*"/>
    </style:style>
    <style:style style:name="Tabla16.A1" style:family="table-cell">
      <style:table-cell-properties style:writing-mode="page"/>
    </style:style>
    <style:style style:name="Tabla18" style:family="table">
      <style:table-properties style:width="25.7cm" table:align="margins"/>
    </style:style>
    <style:style style:name="Tabla18.A" style:family="table-column">
      <style:table-column-properties style:column-width="25.7cm" style:rel-column-width="65535*"/>
    </style:style>
    <style:style style:name="Tabla18.A1" style:family="table-cell">
      <style:table-cell-properties style:writing-mode="page"/>
    </style:style>
    <style:style style:name="Tabla19" style:family="table">
      <style:table-properties style:width="25.7cm" table:align="margins"/>
    </style:style>
    <style:style style:name="Tabla19.A" style:family="table-column">
      <style:table-column-properties style:column-width="25.7cm" style:rel-column-width="65535*"/>
    </style:style>
    <style:style style:name="Tabla19.A1" style:family="table-cell">
      <style:table-cell-properties style:writing-mode="page"/>
    </style:style>
    <style:style style:name="Tabla20" style:family="table">
      <style:table-properties style:width="25.7cm" table:align="margins"/>
    </style:style>
    <style:style style:name="Tabla20.A" style:family="table-column">
      <style:table-column-properties style:column-width="25.7cm" style:rel-column-width="65535*"/>
    </style:style>
    <style:style style:name="Tabla20.A1" style:family="table-cell">
      <style:table-cell-properties style:writing-mode="page"/>
    </style:style>
    <style:style style:name="Tabla17" style:family="table">
      <style:table-properties style:width="25.7cm" table:align="margins"/>
    </style:style>
    <style:style style:name="Tabla17.A" style:family="table-column">
      <style:table-column-properties style:column-width="25.7cm" style:rel-column-width="65535*"/>
    </style:style>
    <style:style style:name="Tabla17.A1" style:family="table-cell">
      <style:table-cell-properties style:writing-mode="page"/>
    </style:style>
    <style:style style:name="P1" style:family="paragraph" style:parent-style-name="Text_20_body">
      <style:paragraph-properties fo:padding="0.049cm" fo:border="0.06pt solid #d9d9e3"/>
    </style:style>
    <style:style style:name="P2" style:family="paragraph" style:parent-style-name="Table_20_Contents">
      <style:text-properties officeooo:rsid="00139661" officeooo:paragraph-rsid="00139661"/>
    </style:style>
    <style:style style:name="P3" style:family="paragraph" style:parent-style-name="Table_20_Contents">
      <style:text-properties officeooo:rsid="00139661" officeooo:paragraph-rsid="00158671"/>
    </style:style>
    <style:style style:name="P4" style:family="paragraph" style:parent-style-name="Table_20_Contents">
      <style:text-properties officeooo:rsid="00158671" officeooo:paragraph-rsid="00158671"/>
    </style:style>
    <style:style style:name="P5" style:family="paragraph" style:parent-style-name="Preformatted_20_Text">
      <style:text-properties fo:color="#a9b7c6" style:font-name="JetBrains Mono1" fo:background-color="#2b2b2b"/>
    </style:style>
    <style:style style:name="P6" style:family="paragraph" style:parent-style-name="Preformatted_20_Text">
      <style:text-properties fo:color="#a9b7c6" style:font-name="JetBrains Mono1" officeooo:paragraph-rsid="002133ad" fo:background-color="#2b2b2b"/>
    </style:style>
    <style:style style:name="P7" style:family="paragraph" style:parent-style-name="Preformatted_20_Text">
      <style:text-properties fo:color="#a9b7c6" style:font-name="JetBrains Mono1" officeooo:paragraph-rsid="0022e6c4" fo:background-color="#2b2b2b"/>
    </style:style>
    <style:style style:name="P8" style:family="paragraph" style:parent-style-name="Preformatted_20_Text">
      <style:text-properties fo:color="#a9b7c6" fo:background-color="#2b2b2b"/>
    </style:style>
    <style:style style:name="P9" style:family="paragraph" style:parent-style-name="Preformatted_20_Text">
      <style:text-properties fo:color="#629755" fo:background-color="#2b2b2b"/>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text-properties fo:color="#a9b7c6" fo:background-color="#2b2b2b"/>
    </style:style>
    <style:style style:name="P12" style:family="paragraph" style:parent-style-name="Preformatted_20_Text">
      <style:paragraph-properties fo:margin-top="0cm" fo:margin-bottom="0.499cm" loext:contextual-spacing="false"/>
      <style:text-properties fo:color="#629755" fo:background-color="#2b2b2b"/>
    </style:style>
    <style:style style:name="P13" style:family="paragraph" style:parent-style-name="Standard">
      <style:text-properties officeooo:rsid="00139661" officeooo:paragraph-rsid="00158671"/>
    </style:style>
    <style:style style:name="P14" style:family="paragraph" style:parent-style-name="Standard">
      <style:text-properties officeooo:paragraph-rsid="0022e6c4"/>
    </style:style>
    <style:style style:name="P15" style:family="paragraph" style:parent-style-name="Standard">
      <loext:graphic-properties draw:fill="solid" draw:fill-color="#2b2b2b"/>
      <style:paragraph-properties fo:background-color="#2b2b2b" fo:padding="0cm" fo:border="none"/>
    </style:style>
    <style:style style:name="P16" style:family="paragraph" style:parent-style-name="Standard">
      <loext:graphic-properties draw:fill="solid" draw:fill-color="#2b2b2b"/>
      <style:paragraph-properties fo:background-color="#2b2b2b" fo:padding="0cm" fo:border="none"/>
      <style:text-properties officeooo:paragraph-rsid="0022e6c4"/>
    </style:style>
    <style:style style:name="P17" style:family="paragraph" style:parent-style-name="Table_20_Contents">
      <style:text-properties officeooo:rsid="0019a458" officeooo:paragraph-rsid="0019a458"/>
    </style:style>
    <style:style style:name="P18" style:family="paragraph" style:parent-style-name="Table_20_Contents">
      <style:text-properties officeooo:rsid="001a1cb7" officeooo:paragraph-rsid="001a1cb7"/>
    </style:style>
    <style:style style:name="P19" style:family="paragraph" style:parent-style-name="Table_20_Contents">
      <style:text-properties officeooo:rsid="001ba8c3" officeooo:paragraph-rsid="001ba8c3"/>
    </style:style>
    <style:style style:name="P20" style:family="paragraph" style:parent-style-name="Table_20_Contents">
      <style:text-properties officeooo:rsid="00139661" officeooo:paragraph-rsid="001ba8c3"/>
    </style:style>
    <style:style style:name="P21" style:family="paragraph" style:parent-style-name="Table_20_Contents">
      <style:text-properties officeooo:rsid="00139661" officeooo:paragraph-rsid="00158671"/>
    </style:style>
    <style:style style:name="P22" style:family="paragraph" style:parent-style-name="Table_20_Contents">
      <style:text-properties officeooo:rsid="00139661" officeooo:paragraph-rsid="002133ad"/>
    </style:style>
    <style:style style:name="P23" style:family="paragraph" style:parent-style-name="Table_20_Contents">
      <style:text-properties officeooo:rsid="00139661" officeooo:paragraph-rsid="0022e6c4"/>
    </style:style>
    <style:style style:name="P24" style:family="paragraph" style:parent-style-name="Table_20_Contents">
      <style:text-properties fo:font-size="2pt" style:font-size-asian="2pt" style:font-size-complex="2pt"/>
    </style:style>
    <style:style style:name="P25" style:family="paragraph" style:parent-style-name="Table_20_Contents">
      <style:text-properties officeooo:paragraph-rsid="002133ad"/>
    </style:style>
    <style:style style:name="P26" style:family="paragraph" style:parent-style-name="Table_20_Contents">
      <style:text-properties officeooo:paragraph-rsid="0022e6c4"/>
    </style:style>
    <style:style style:name="P27" style:family="paragraph" style:parent-style-name="Table_20_Contents">
      <style:text-properties officeooo:rsid="0022e6c4" officeooo:paragraph-rsid="0022e6c4"/>
    </style:style>
    <style:style style:name="P28" style:family="paragraph" style:parent-style-name="Table_20_Contents">
      <style:text-properties officeooo:rsid="0022e6c4" officeooo:paragraph-rsid="0026db41"/>
    </style:style>
    <style:style style:name="P29" style:family="paragraph" style:parent-style-name="Table_20_Contents">
      <style:text-properties style:font-name="Courier New" officeooo:rsid="00139661" officeooo:paragraph-rsid="00158671"/>
    </style:style>
    <style:style style:name="P30" style:family="paragraph" style:parent-style-name="Table_20_Contents">
      <style:text-properties officeooo:rsid="0026db41" officeooo:paragraph-rsid="0026db41"/>
    </style:style>
    <style:style style:name="P31" style:family="paragraph" style:parent-style-name="Table_20_Contents">
      <style:paragraph-properties fo:margin-left="0cm" fo:margin-right="0cm" fo:text-indent="0cm" style:auto-text-indent="false"/>
      <style:text-properties fo:font-weight="bold"/>
    </style:style>
    <style:style style:name="P32" style:family="paragraph" style:parent-style-name="Table_20_Contents">
      <style:paragraph-properties fo:margin-left="0cm" fo:margin-right="0.741cm" fo:margin-top="0.132cm" fo:margin-bottom="0cm" loext:contextual-spacing="false" fo:text-indent="0cm" style:auto-text-indent="false"/>
      <style:text-properties fo:color="#548a42" fo:font-style="italic" fo:font-weight="bold"/>
    </style:style>
    <style:style style:name="P33" style:family="paragraph" style:parent-style-name="Text_20_body" style:list-style-name="L1">
      <style:paragraph-properties fo:margin-top="0cm" fo:margin-bottom="0cm" loext:contextual-spacing="false" fo:padding="0.049cm" fo:border="0.06pt solid #d9d9e3"/>
    </style:style>
    <style:style style:name="P34" style:family="paragraph" style:parent-style-name="Text_20_body" style:list-style-name="L1">
      <style:paragraph-properties fo:margin-top="0cm" fo:margin-bottom="0cm" loext:contextual-spacing="false" fo:padding="0.049cm" fo:border="0.06pt solid #d9d9e3"/>
      <style:text-properties officeooo:paragraph-rsid="001c2997"/>
    </style:style>
    <style:style style:name="P35" style:family="paragraph" style:parent-style-name="Text_20_body" style:list-style-name="L2">
      <style:paragraph-properties fo:margin-top="0cm" fo:margin-bottom="0cm" loext:contextual-spacing="false" fo:padding="0.049cm" fo:border="0.06pt solid #d9d9e3"/>
    </style:style>
    <style:style style:name="P36" style:family="paragraph" style:parent-style-name="Text_20_body" style:list-style-name="L2">
      <style:paragraph-properties fo:margin-top="0cm" fo:margin-bottom="0cm" loext:contextual-spacing="false" fo:padding="0.049cm" fo:border="0.06pt solid #d9d9e3"/>
      <style:text-properties officeooo:paragraph-rsid="001c2997"/>
    </style:style>
    <style:style style:name="P37" style:family="paragraph" style:parent-style-name="Text_20_body" style:list-style-name="L3">
      <style:paragraph-properties fo:margin-top="0cm" fo:margin-bottom="0cm" loext:contextual-spacing="false" fo:padding="0.049cm" fo:border="0.06pt solid #d9d9e3"/>
    </style:style>
    <style:style style:name="P38" style:family="paragraph" style:parent-style-name="Text_20_body" style:list-style-name="L3">
      <style:paragraph-properties fo:margin-top="0cm" fo:margin-bottom="0cm" loext:contextual-spacing="false" fo:padding="0.049cm" fo:border="0.06pt solid #d9d9e3"/>
      <style:text-properties officeooo:paragraph-rsid="001c2997"/>
    </style:style>
    <style:style style:name="P39" style:family="paragraph" style:parent-style-name="Text_20_body" style:list-style-name="L4">
      <style:paragraph-properties fo:margin-top="0cm" fo:margin-bottom="0cm" loext:contextual-spacing="false" fo:padding="0.049cm" fo:border="0.06pt solid #d9d9e3"/>
      <style:text-properties officeooo:paragraph-rsid="001cb47d"/>
    </style:style>
    <style:style style:name="P40" style:family="paragraph" style:parent-style-name="Text_20_body" style:list-style-name="L5">
      <style:paragraph-properties fo:margin-top="0cm" fo:margin-bottom="0cm" loext:contextual-spacing="false" fo:padding="0.049cm" fo:border="0.06pt solid #d9d9e3"/>
    </style:style>
    <style:style style:name="P41" style:family="paragraph" style:parent-style-name="Text_20_body" style:list-style-name="L5">
      <style:paragraph-properties fo:margin-top="0cm" fo:margin-bottom="0cm" loext:contextual-spacing="false" fo:padding="0.049cm" fo:border="0.06pt solid #d9d9e3"/>
      <style:text-properties officeooo:paragraph-rsid="001cb47d"/>
    </style:style>
    <style:style style:name="P42" style:family="paragraph" style:parent-style-name="Text_20_body" style:list-style-name="L6">
      <style:paragraph-properties fo:margin-top="0cm" fo:margin-bottom="0cm" loext:contextual-spacing="false" fo:padding="0.049cm" fo:border="0.06pt solid #d9d9e3"/>
      <style:text-properties officeooo:paragraph-rsid="001cb47d"/>
    </style:style>
    <style:style style:name="P43" style:family="paragraph" style:parent-style-name="Text_20_body" style:list-style-name="L7">
      <style:paragraph-properties fo:margin-top="0cm" fo:margin-bottom="0cm" loext:contextual-spacing="false" fo:padding="0.049cm" fo:border="0.06pt solid #d9d9e3"/>
    </style:style>
    <style:style style:name="P44" style:family="paragraph" style:parent-style-name="Text_20_body" style:list-style-name="L7">
      <style:paragraph-properties fo:margin-top="0cm" fo:margin-bottom="0cm" loext:contextual-spacing="false" fo:padding="0.049cm" fo:border="0.06pt solid #d9d9e3"/>
      <style:text-properties officeooo:paragraph-rsid="001cb47d"/>
    </style:style>
    <style:style style:name="P45" style:family="paragraph" style:parent-style-name="Text_20_body" style:list-style-name="L7">
      <style:paragraph-properties fo:margin-top="0cm" fo:margin-bottom="0cm" loext:contextual-spacing="false" fo:padding="0.049cm" fo:border="0.06pt solid #d9d9e3"/>
      <style:text-properties officeooo:paragraph-rsid="001de774"/>
    </style:style>
    <style:style style:name="P46" style:family="paragraph" style:parent-style-name="Text_20_body" style:list-style-name="L1">
      <style:paragraph-properties fo:padding="0.049cm" fo:border="0.06pt solid #d9d9e3"/>
    </style:style>
    <style:style style:name="P47" style:family="paragraph" style:parent-style-name="Text_20_body" style:list-style-name="L2">
      <style:paragraph-properties fo:padding="0.049cm" fo:border="0.06pt solid #d9d9e3"/>
      <style:text-properties officeooo:paragraph-rsid="001c2997"/>
    </style:style>
    <style:style style:name="P48" style:family="paragraph" style:parent-style-name="Text_20_body" style:list-style-name="L3">
      <style:paragraph-properties fo:padding="0.049cm" fo:border="0.06pt solid #d9d9e3"/>
    </style:style>
    <style:style style:name="P49" style:family="paragraph" style:parent-style-name="Text_20_body" style:list-style-name="L4">
      <style:paragraph-properties fo:padding="0.049cm" fo:border="0.06pt solid #d9d9e3"/>
      <style:text-properties officeooo:paragraph-rsid="001cb47d"/>
    </style:style>
    <style:style style:name="P50" style:family="paragraph" style:parent-style-name="Text_20_body" style:list-style-name="L5">
      <style:paragraph-properties fo:padding="0.049cm" fo:border="0.06pt solid #d9d9e3"/>
    </style:style>
    <style:style style:name="P51" style:family="paragraph" style:parent-style-name="Text_20_body" style:list-style-name="L6">
      <style:paragraph-properties fo:padding="0.049cm" fo:border="0.06pt solid #d9d9e3"/>
      <style:text-properties officeooo:paragraph-rsid="001cb47d"/>
    </style:style>
    <style:style style:name="P52" style:family="paragraph" style:parent-style-name="Text_20_body" style:list-style-name="L7">
      <style:paragraph-properties fo:padding="0.049cm" fo:border="0.06pt solid #d9d9e3"/>
      <style:text-properties officeooo:paragraph-rsid="001de774"/>
    </style:style>
    <style:style style:name="T1" style:family="text">
      <style:text-properties loext:padding="0.049cm" loext:border="0.06pt solid #d9d9e3"/>
    </style:style>
    <style:style style:name="T2" style:family="text">
      <style:text-properties officeooo:rsid="00158671"/>
    </style:style>
    <style:style style:name="T3" style:family="text">
      <style:text-properties officeooo:rsid="0019a458"/>
    </style:style>
    <style:style style:name="T4" style:family="text">
      <style:text-properties officeooo:rsid="001a1cb7"/>
    </style:style>
    <style:style style:name="T5" style:family="text">
      <style:text-properties officeooo:rsid="001ba8c3"/>
    </style:style>
    <style:style style:name="T6" style:family="text">
      <style:text-properties officeooo:rsid="00139661"/>
    </style:style>
    <style:style style:name="T7" style:family="text">
      <style:text-properties officeooo:rsid="001c2997"/>
    </style:style>
    <style:style style:name="T8" style:family="text">
      <style:text-properties fo:font-weight="normal" style:font-weight-asian="normal" style:font-weight-complex="normal" loext:padding="0.049cm" loext:border="0.06pt solid #d9d9e3"/>
    </style:style>
    <style:style style:name="T9" style:family="text">
      <style:text-properties fo:font-weight="normal" officeooo:rsid="001c2997" style:font-weight-asian="normal" style:font-weight-complex="normal" loext:padding="0.049cm" loext:border="0.06pt solid #d9d9e3"/>
    </style:style>
    <style:style style:name="T10" style:family="text">
      <style:text-properties fo:font-weight="normal" officeooo:rsid="00158671" style:font-weight-asian="normal" style:font-weight-complex="normal" loext:padding="0.049cm" loext:border="0.06pt solid #d9d9e3"/>
    </style:style>
    <style:style style:name="T11" style:family="text">
      <style:text-properties fo:font-weight="normal" officeooo:rsid="001cb47d" style:font-weight-asian="normal" style:font-weight-complex="normal" loext:padding="0.049cm" loext:border="0.06pt solid #d9d9e3"/>
    </style:style>
    <style:style style:name="T12" style:family="text">
      <style:text-properties fo:font-weight="bold" officeooo:rsid="001c2997" style:font-weight-asian="bold" style:font-weight-complex="bold" loext:padding="0.049cm" loext:border="0.06pt solid #d9d9e3"/>
    </style:style>
    <style:style style:name="T13" style:family="text">
      <style:text-properties fo:font-weight="bold" officeooo:rsid="001cb47d" style:font-weight-asian="bold" style:font-weight-complex="bold" loext:padding="0.049cm" loext:border="0.06pt solid #d9d9e3"/>
    </style:style>
    <style:style style:name="T14" style:family="text">
      <style:text-properties officeooo:rsid="001cb47d"/>
    </style:style>
    <style:style style:name="T15" style:family="text">
      <style:text-properties officeooo:rsid="001de774"/>
    </style:style>
    <style:style style:name="T16" style:family="text">
      <style:text-properties fo:color="#808080" style:font-name="JetBrains Mono" fo:font-size="10pt" fo:font-style="normal" fo:font-weight="normal" style:font-size-asian="10pt" style:font-style-asian="normal" style:font-weight-asian="normal"/>
    </style:style>
    <style:style style:name="T17" style:family="text">
      <style:text-properties fo:color="#cc7832"/>
    </style:style>
    <style:style style:name="T18" style:family="text">
      <style:text-properties fo:color="#cc7832" style:font-name="JetBrains Mono" fo:font-size="10pt" fo:font-style="normal" fo:font-weight="normal" style:font-size-asian="10pt" style:font-style-asian="normal" style:font-weight-asian="normal"/>
    </style:style>
    <style:style style:name="T19" style:family="text">
      <style:text-properties fo:color="#cc7832" style:font-name="JetBrains Mono1"/>
    </style:style>
    <style:style style:name="T20" style:family="text">
      <style:text-properties fo:color="#cc7832" style:font-name="JetBrains Mono1" fo:background-color="#2b2b2b" loext:char-shading-value="0"/>
    </style:style>
    <style:style style:name="T21" style:family="text">
      <style:text-properties fo:color="#cc7832" fo:background-color="#2b2b2b" loext:char-shading-value="0"/>
    </style:style>
    <style:style style:name="T22" style:family="text">
      <style:text-properties fo:color="#a9b7c6" style:font-name="JetBrains Mono" fo:font-size="10pt" fo:font-style="normal" fo:font-weight="normal" style:font-size-asian="10pt" style:font-style-asian="normal" style:font-weight-asian="normal"/>
    </style:style>
    <style:style style:name="T23" style:family="text">
      <style:text-properties fo:color="#a9b7c6" style:font-name="JetBrains Mono1" fo:background-color="#2b2b2b" loext:char-shading-value="0"/>
    </style:style>
    <style:style style:name="T24" style:family="text">
      <style:text-properties fo:color="#ffc66d"/>
    </style:style>
    <style:style style:name="T25" style:family="text">
      <style:text-properties fo:color="#629755"/>
    </style:style>
    <style:style style:name="T26" style:family="text">
      <style:text-properties fo:color="#629755" style:font-name="JetBrains Mono1" fo:font-style="italic"/>
    </style:style>
    <style:style style:name="T27" style:family="text">
      <style:text-properties style:font-name="JetBrains Mono1"/>
    </style:style>
    <style:style style:name="T28" style:family="text">
      <style:text-properties style:font-name="JetBrains Mono1" fo:font-style="italic"/>
    </style:style>
    <style:style style:name="T29" style:family="text">
      <style:text-properties fo:color="#6a8759"/>
    </style:style>
    <style:style style:name="T30" style:family="text">
      <style:text-properties fo:color="#6a8759" style:font-name="JetBrains Mono1"/>
    </style:style>
    <style:style style:name="T31" style:family="text">
      <style:text-properties fo:color="#6897bb" style:font-name="JetBrains Mono1"/>
    </style:style>
    <style:style style:name="T32" style:family="text">
      <style:text-properties fo:color="#aa4926" style:font-name="JetBrains Mono1"/>
    </style:style>
    <style:style style:name="T33" style:family="text">
      <style:text-properties officeooo:rsid="0025fed3"/>
    </style:style>
    <style:style style:name="T34" style:family="text">
      <style:text-properties officeooo:rsid="0026db4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style-name="TableLine94050079545008">
          <table:table-cell table:style-name="Tabla1.A1" office:value-type="string">
            <text:p text:style-name="Table_20_Contents">En el siguiente grupo, la rubrica tiene que versar sobre la creación de constantes, literales y variables adecuados, asi como los tipos de datos adecuados para cada caso, la conversión de datos cuando sea necesario, y el uso de operadores adecuados para cada caso. </text:p>
            <text:p text:style-name="Table_20_Contents">Descripción de grupo: Trabajo con Variables, Constantes y Tipos de Datos y sus operadores.</text:p>
            <text:p text:style-name="Table_20_Contents">RA1.g: Clasificación y uso de operadores del lenguaje.</text:p>
            <text:p text:style-name="Table_20_Contents">RA1.d: Identificación de tipos de variables y su utilidad específica.</text:p>
            <text:p text:style-name="Table_20_Contents">RA1.e: Modificación de código para crear y utilizar variables.</text:p>
            <text:p text:style-name="Table_20_Contents">RA1.f: Creación y uso de constantes y literales.</text:p>
            <text:p text:style-name="Table_20_Contents">RA1.h: Comprobación del funcionamiento de conversiones de tipos.</text:p>
          </table:table-cell>
          <table:table-cell table:style-name="Tabla1.A1" office:value-type="string">
            <text:h text:style-name="Heading_20_4" text:outline-level="4">Grupo <text:span text:style-name="T3">1</text:span>: Trabajo con Variables, Constantes y Tipos de Datos y sus Operadores</text:h>
            <text:p text:style-name="P1"><text:span text:style-name="Strong_20_Emphasis"><text:span text:style-name="T1">Descripción:</text:span></text:span> Creación y manejo de variables, constantes y operadores en el programa, incluyendo la correcta elección de tipos de datos y su conversión cuando sea necesario.</text:p>
            <text:p text:style-name="Table_20_Contents"/>
          </table:table-cell>
          <table:table-cell table:style-name="Tabla1.A1" office:value-type="string">
            <text:p text:style-name="P1"><text:span text:style-name="Strong_20_Emphasis"><text:span text:style-name="T1">Rúbrica (1-5 Puntos):</text:span></text:span></text:p>
            <text:list xml:id="list127228653" text:style-name="L1">
              <text:list-item>
                <text:p text:style-name="P34"><text:span text:style-name="Strong_20_Emphasis"><text:span text:style-name="T12">Nulo</text:span></text:span><text:span text:style-name="Strong_20_Emphasis"><text:span text:style-name="T1">: </text:span></text:span><text:span text:style-name="Strong_20_Emphasis"><text:span text:style-name="T10">(0) </text:span></text:span><text:span text:style-name="Strong_20_Emphasis"><text:span text:style-name="T8">No </text:span></text:span><text:span text:style-name="Strong_20_Emphasis"><text:span text:style-name="T9">lo hace</text:span></text:span></text:p>
              </text:list-item>
              <text:list-item>
                <text:p text:style-name="P34"><text:span text:style-name="Strong_20_Emphasis"><text:span text:style-name="T1">Bajo</text:span></text:span>: <text:span text:style-name="T2">(</text:span><text:span text:style-name="T7">7</text:span><text:span text:style-name="T2">) </text:span>No hay definición o uso incorrecto de variables y operadores, tipos de datos inadecuados sin conversiones correctas.</text:p>
              </text:list-item>
              <text:list-item>
                <text:p text:style-name="P33"><text:span text:style-name="Strong_20_Emphasis"><text:span text:style-name="T1">Básico</text:span></text:span>: <text:span text:style-name="T2">(1</text:span><text:span text:style-name="T7">4</text:span><text:span text:style-name="T2">) </text:span>Definiciones básicas de variables y constantes, con errores en tipos de datos y operadores.</text:p>
              </text:list-item>
              <text:list-item>
                <text:p text:style-name="P33"><text:span text:style-name="Strong_20_Emphasis"><text:span text:style-name="T1">Intermedio</text:span></text:span>: <text:span text:style-name="T2">(</text:span><text:span text:style-name="T7">21</text:span><text:span text:style-name="T2">) </text:span>Definición adecuada de variables y constantes, con algunos errores menores en tipos de datos y operadores.</text:p>
              </text:list-item>
              <text:list-item>
                <text:p text:style-name="P33"><text:span text:style-name="Strong_20_Emphasis"><text:span text:style-name="T1">Avanzado</text:span></text:span>: <text:span text:style-name="T2">(</text:span><text:span text:style-name="T7">28</text:span><text:span text:style-name="T2">) </text:span>Uso avanzado y correcto de variables, constantes y operadores, con buenas prácticas en tipos de datos y conversiones.</text:p>
              </text:list-item>
              <text:list-item>
                <text:p text:style-name="P46"><text:span text:style-name="Strong_20_Emphasis"><text:span text:style-name="T1">Excelente</text:span></text:span>: <text:span text:style-name="T2">(</text:span><text:span text:style-name="T7">35</text:span><text:span text:style-name="T2">) </text:span>Uso innovador y optimizado de variables, constantes y operadores, mostrando soluciones creativas y eficientes.</text:p>
              </text:list-item>
            </text:list>
            <text:p text:style-name="P2"/>
            <text:p text:style-name="P17">17,5 + 2,5 + 2,5 + 2,5 + 10 = <text:span text:style-name="T4">35</text:span></text:p>
            <text:p text:style-name="Table_20_Contents"/>
            <text:p text:style-name="Table_20_Contents"/>
          </table:table-cell>
        </table:table-row>
        <table:table-row table:style-name="TableLine94050148664624">
          <table:table-cell table:style-name="Tabla1.A1" office:value-type="string">
            <text:p text:style-name="Table_20_Contents">En el siguiente grupo, la rubrica tiene que versar sobre la creación de los comentarios y documentación necesario para entender el código que se ha creado.</text:p>
            <text:p text:style-name="Table_20_Contents">Descripción de grupo: Comentarios y Documentación en el Código</text:p>
            <text:p text:style-name="Table_20_Contents">RA1.i: Introducción de comentarios en el código.</text:p>
            <text:p text:style-name="Table_20_Contents">RA3.h: Comentario y documentación del código.</text:p>
          </table:table-cell>
          <table:table-cell table:style-name="Tabla1.A1" office:value-type="string">
            <text:h text:style-name="Heading_20_4" text:outline-level="4">Grupo <text:span text:style-name="T3">2</text:span>: Comentarios y Documentación en el Código</text:h>
            <text:p text:style-name="P1"><text:span text:style-name="Strong_20_Emphasis"><text:span text:style-name="T1">Descripción:</text:span></text:span> Integración de comentarios útiles y documentación clara en el código para facilitar su comprensión y mantenimiento.</text:p>
            <text:p text:style-name="Table_20_Contents"><text:soft-page-break/></text:p>
          </table:table-cell>
          <table:table-cell table:style-name="Tabla1.A1" office:value-type="string">
            <text:p text:style-name="P1"><text:span text:style-name="Strong_20_Emphasis"><text:span text:style-name="T1">Rúbrica (1-5 Puntos):</text:span></text:span></text:p>
            <text:list xml:id="list1453875701" text:style-name="L2">
              <text:list-item>
                <text:p text:style-name="P36"><text:span text:style-name="Strong_20_Emphasis"><text:span text:style-name="T12">Nulo</text:span></text:span><text:span text:style-name="Strong_20_Emphasis"><text:span text:style-name="T1">:</text:span></text:span><text:span text:style-name="Strong_20_Emphasis"><text:span text:style-name="T8"> </text:span></text:span><text:span text:style-name="Strong_20_Emphasis"><text:span text:style-name="T9">(2,5) </text:span></text:span><text:span text:style-name="Strong_20_Emphasis"><text:span text:style-name="T8">Falta total o casi total de comentarios y documentación, o incorrectamente implementados.</text:span></text:span></text:p>
              </text:list-item>
              <text:list-item>
                <text:p text:style-name="P36"><text:span text:style-name="Strong_20_Emphasis"><text:span text:style-name="T1">Bajo</text:span></text:span>:<text:span text:style-name="Strong_20_Emphasis"><text:span text:style-name="T8"> </text:span></text:span><text:span text:style-name="Strong_20_Emphasis"><text:span text:style-name="T9">(5) </text:span></text:span><text:s/>Falta total o casi total de comentarios y documentación, o incorrectamente implementados.</text:p>
              </text:list-item>
              <text:list-item>
                <text:p text:style-name="P35"><text:span text:style-name="Strong_20_Emphasis"><text:span text:style-name="T1">Básico</text:span></text:span>: Comentarios mínimos y documentación <text:soft-page-break/>básica, pero con falta de claridad o coherencia.</text:p>
              </text:list-item>
              <text:list-item>
                <text:p text:style-name="P36"><text:span text:style-name="Strong_20_Emphasis"><text:span text:style-name="T1">Intermedio</text:span></text:span>: <text:span text:style-name="Strong_20_Emphasis"><text:span text:style-name="T8"><text:s/></text:span></text:span><text:span text:style-name="Strong_20_Emphasis"><text:span text:style-name="T9">(7,5) </text:span></text:span>Comentarios y documentación claros y útiles, con algunas áreas de mejora.</text:p>
              </text:list-item>
              <text:list-item>
                <text:p text:style-name="P36"><text:span text:style-name="Strong_20_Emphasis"><text:span text:style-name="T1">Avanzado</text:span></text:span>: <text:span text:style-name="Strong_20_Emphasis"><text:span text:style-name="T8"><text:s/></text:span></text:span><text:span text:style-name="Strong_20_Emphasis"><text:span text:style-name="T9">(10) </text:span></text:span>Comentarios detallados y documentación completa y bien estructurada.</text:p>
              </text:list-item>
              <text:list-item>
                <text:p text:style-name="P47"><text:span text:style-name="Strong_20_Emphasis"><text:span text:style-name="T1">Excelente</text:span></text:span>: <text:span text:style-name="Strong_20_Emphasis"><text:span text:style-name="T8"><text:s/></text:span></text:span><text:span text:style-name="Strong_20_Emphasis"><text:span text:style-name="T9">(12,5) </text:span></text:span>Comentarios y documentación excepcionales, mejorando significativamente la comprensión y mantenimiento del código.</text:p>
              </text:list-item>
            </text:list>
            <text:p text:style-name="Table_20_Contents"/>
            <text:p text:style-name="P4"><text:span text:style-name="T4">2,5</text:span> + 10 = 1<text:span text:style-name="T4">2,5</text:span></text:p>
            <text:p text:style-name="Table_20_Contents"/>
          </table:table-cell>
        </table:table-row>
        <table:table-row table:style-name="TableLine94050148667680">
          <table:table-cell table:style-name="Tabla1.A1" office:value-type="string">
            <text:p text:style-name="Table_20_Contents">En el siguiente grupo, la rubrica tiene que versar sobre la creación del proyecto, y uso de las herramientas para generar el código, realizar el control de versiones del codigo y realizar los commits correctamente comentados sobre los cambios realizados.</text:p>
            <text:p text:style-name="Table_20_Contents">Descripción de grupo: Herramientas de Desarrollo y Entornos Integrados</text:p>
            <text:p text:style-name="Table_20_Contents">RA1.b: Creación de proyectos de desarrollo de aplicaciones.</text:p>
            <text:p text:style-name="Table_20_Contents">RA1.c: Uso de entornos integrados de desarrollo.</text:p>
          </table:table-cell>
          <table:table-cell table:style-name="Tabla1.A1" office:value-type="string">
            <text:h text:style-name="Heading_20_4" text:outline-level="4">Grupo <text:span text:style-name="T3">3</text:span>: Herramientas de Desarrollo y Entornos Integrados</text:h>
            <text:p text:style-name="P1"><text:span text:style-name="Strong_20_Emphasis"><text:span text:style-name="T1">Descripción:</text:span></text:span> Uso de herramientas de desarrollo y entornos integrados para la creación y gestión eficiente del proyecto.</text:p>
            <text:p text:style-name="Text_20_body"><text:line-break/></text:p>
          </table:table-cell>
          <table:table-cell table:style-name="Tabla1.A1" office:value-type="string">
            <text:p text:style-name="P1"><text:span text:style-name="Strong_20_Emphasis"><text:span text:style-name="T1">Rúbrica (1-5 Puntos):</text:span></text:span></text:p>
            <text:list xml:id="list3027687322" text:style-name="L3">
              <text:list-item>
                <text:p text:style-name="P38"><text:span text:style-name="Strong_20_Emphasis"><text:span text:style-name="T12">Nulo</text:span></text:span><text:span text:style-name="Strong_20_Emphasis"><text:span text:style-name="T1">: </text:span></text:span><text:span text:style-name="Strong_20_Emphasis"><text:span text:style-name="T9">(0) No lo hace</text:span></text:span></text:p>
              </text:list-item>
              <text:list-item>
                <text:p text:style-name="P38"><text:span text:style-name="Strong_20_Emphasis"><text:span text:style-name="T1">Bajo</text:span></text:span>: <text:span text:style-name="T7">(2) </text:span>Dificultades significativas en el uso de herramientas, con errores en la configuración del proyecto.</text:p>
              </text:list-item>
              <text:list-item>
                <text:p text:style-name="P37"><text:span text:style-name="Strong_20_Emphasis"><text:span text:style-name="T1">Básico</text:span></text:span>: <text:span text:style-name="T7">(4) </text:span>Uso básico de herramientas con algunas limitaciones, control de versiones poco eficiente.</text:p>
              </text:list-item>
              <text:list-item>
                <text:p text:style-name="P37"><text:span text:style-name="Strong_20_Emphasis"><text:span text:style-name="T1">Intermedio</text:span></text:span>: <text:span text:style-name="T7">(6) </text:span>Uso adecuado de herramientas, con configuración correcta y control de versiones efectivo.</text:p>
              </text:list-item>
              <text:list-item>
                <text:p text:style-name="P37"><text:span text:style-name="Strong_20_Emphasis"><text:span text:style-name="T1">Avanzado</text:span></text:span>: <text:span text:style-name="T7">(8) </text:span>Uso avanzado de herramientas, optimizando la configuración del proyecto y control de versiones.</text:p>
              </text:list-item>
              <text:list-item>
                <text:p text:style-name="P48"><text:span text:style-name="Strong_20_Emphasis"><text:span text:style-name="T1">Excelente</text:span></text:span>: <text:span text:style-name="T7">(10) </text:span>Dominio en el uso de herramientas, innovación en configuración y gestión avanzada de versiones.</text:p>
              </text:list-item>
            </text:list>
            <text:p text:style-name="P18">7,5 + 2,5 = 10</text:p>
            <text:p text:style-name="Table_20_Contents"><text:soft-page-break/></text:p>
          </table:table-cell>
        </table:table-row>
        <table:table-row table:style-name="TableLine94050148668384">
          <table:table-cell table:style-name="Tabla1.A1" office:value-type="string">
            <text:p text:style-name="Table_20_Contents">En el siguiente grupo, la rubrica tiene que versar sobre el uso de las estructuras de control (condicionales y repetitivas), de varias de ellas, adecuadas en el nuevo codigo creado.</text:p>
            <text:p text:style-name="Table_20_Contents">Descripción de grupo: Identificación y uso de las Estructuras de Control y Flujo del Programa</text:p>
            <text:p text:style-name="Table_20_Contents">RA1.a: Identificación de bloques en la estructura de un programa informático.</text:p>
            <text:p text:style-name="Table_20_Contents">RA3.a: Escritura y prueba de código usando estructuras de selección.</text:p>
            <text:p text:style-name="Table_20_Contents">RA3.b: Uso de estructuras de repetición.</text:p>
            <text:p text:style-name="Table_20_Contents">RA3.c: Uso de estructuras de repetición (posiblemente duplicado en el documento).</text:p>
            <text:p text:style-name="Table_20_Contents">RA3.d: Reconocimiento de las posibilidades de las sentencias de salto.</text:p>
            <text:p text:style-name="Table_20_Contents">RA3.f: Creación de programas ejecutables con diferentes estructuras de control.</text:p>
          </table:table-cell>
          <table:table-cell table:style-name="Tabla1.A1" office:value-type="string">
            <text:h text:style-name="Heading_20_4" text:outline-level="4">Grupo <text:span text:style-name="T3">4</text:span>: Identificación y Uso de las Estructuras de Control y Flujo del Programa</text:h>
            <text:p text:style-name="P1"><text:span text:style-name="Strong_20_Emphasis"><text:span text:style-name="T1">Descripción:</text:span></text:span> Uso efectivo de estructuras de control para manejar adecuadamente el flujo del programa en el programa.</text:p>
            <text:p text:style-name="Table_20_Contents"/>
          </table:table-cell>
          <table:table-cell table:style-name="Tabla1.A1" office:value-type="string">
            <text:p text:style-name="P1"><text:span text:style-name="Strong_20_Emphasis"><text:span text:style-name="T1">Rúbrica (1-5 Puntos):</text:span></text:span></text:p>
            <text:list xml:id="list2568587394" text:style-name="L4">
              <text:list-item>
                <text:p text:style-name="P39"><text:span text:style-name="Strong_20_Emphasis"><text:span text:style-name="T13">Nulo</text:span></text:span><text:span text:style-name="Strong_20_Emphasis"><text:span text:style-name="T1">:</text:span></text:span><text:span text:style-name="Strong_20_Emphasis"><text:span text:style-name="T8"> </text:span></text:span><text:span text:style-name="Strong_20_Emphasis"><text:span text:style-name="T11">(0) No lo hace</text:span></text:span><text:span text:style-name="Strong_20_Emphasis"><text:span text:style-name="T8">.</text:span></text:span></text:p>
              </text:list-item>
              <text:list-item>
                <text:p text:style-name="P39"><text:span text:style-name="Strong_20_Emphasis"><text:span text:style-name="T1">Bajo</text:span></text:span>: <text:span text:style-name="T14">(13,5) </text:span>Uso incorrecto o inexistente de estructuras de control, con fallos significativos en el flujo del programa.</text:p>
              </text:list-item>
              <text:list-item>
                <text:p text:style-name="P39"><text:span text:style-name="Strong_20_Emphasis"><text:span text:style-name="T1">Básico</text:span></text:span>: <text:span text:style-name="T14">(27) </text:span>Uso de estructuras de control básicas, con errores ocasionales en la lógica del flujo.</text:p>
              </text:list-item>
              <text:list-item>
                <text:p text:style-name="P39"><text:span text:style-name="Strong_20_Emphasis"><text:span text:style-name="T1">Intermedio</text:span></text:span>: <text:span text:style-name="T14">(40,5) </text:span>Uso competente de estructuras de control, con un flujo de programa mayormente correcto.</text:p>
              </text:list-item>
              <text:list-item>
                <text:p text:style-name="P39"><text:span text:style-name="Strong_20_Emphasis"><text:span text:style-name="T1">Avanzado</text:span></text:span>: <text:span text:style-name="T14">(54) </text:span>Implementación eficiente y avanzada de estructuras de control, optimizando el flujo del programa.</text:p>
              </text:list-item>
              <text:list-item>
                <text:p text:style-name="P49"><text:span text:style-name="Strong_20_Emphasis"><text:span text:style-name="T1">Excelente</text:span></text:span>: <text:span text:style-name="T14">(67,5) </text:span>Excelente uso de estructuras de control complejas, con innovaciones en la gestión del flujo del programa.</text:p>
              </text:list-item>
            </text:list>
            <text:p text:style-name="Text_20_body"><text:line-break/><text:span text:style-name="T4">2,5 + 25 +25+ 0 + 5 + 10 = 67,5</text:span></text:p>
          </table:table-cell>
        </table:table-row>
        <table:table-row table:style-name="TableLine94050148669088">
          <table:table-cell table:style-name="Tabla1.A1" office:value-type="string">
            <text:p text:style-name="Table_20_Contents">En el siguiente grupo, la rubrica tiene que versar sobre el control de excepciones, para que el programa no falle.</text:p>
            <text:p text:style-name="Table_20_Contents">Descripción de grupo: Manejo de Errores y Excepciones</text:p>
            <text:p text:style-name="Table_20_Contents">RA3.e: Uso de control de excepciones.</text:p>
          </table:table-cell>
          <table:table-cell table:style-name="Tabla1.A1" office:value-type="string">
            <text:h text:style-name="Heading_20_4" text:outline-level="4">Grupo <text:span text:style-name="T3">5</text:span>: Manejo de Errores y Excepciones</text:h>
            <text:p text:style-name="P1"><text:span text:style-name="Strong_20_Emphasis"><text:span text:style-name="T1">Descripción:</text:span></text:span> Habilidad para gestionar y controlar errores y excepciones, asegurando la estabilidad y robustez del programa.</text:p>
            <text:p text:style-name="Text_20_body"><text:soft-page-break/><text:line-break/></text:p>
          </table:table-cell>
          <table:table-cell table:style-name="Tabla1.A1" office:value-type="string">
            <text:p text:style-name="P1"><text:span text:style-name="Strong_20_Emphasis"><text:span text:style-name="T1">Rúbrica (1-5 Puntos):</text:span></text:span></text:p>
            <text:list xml:id="list785367292" text:style-name="L5">
              <text:list-item>
                <text:p text:style-name="P41"><text:span text:style-name="Strong_20_Emphasis"><text:span text:style-name="T13">Nulo</text:span></text:span><text:span text:style-name="Strong_20_Emphasis"><text:span text:style-name="T1">:</text:span></text:span><text:span text:style-name="Strong_20_Emphasis"><text:span text:style-name="T8"> </text:span></text:span><text:span text:style-name="Strong_20_Emphasis"><text:span text:style-name="T11">(0) No lo hace</text:span></text:span><text:span text:style-name="Strong_20_Emphasis"><text:span text:style-name="T8">.</text:span></text:span></text:p>
              </text:list-item>
              <text:list-item>
                <text:p text:style-name="P41"><text:span text:style-name="Strong_20_Emphasis"><text:span text:style-name="T1">Bajo</text:span></text:span>: <text:span text:style-name="T14">(3) </text:span>Fallo en el manejo de errores y excepciones, causando inestabilidad en el programa.</text:p>
              </text:list-item>
              <text:list-item>
                <text:p text:style-name="P40"><text:span text:style-name="Strong_20_Emphasis"><text:span text:style-name="T1">Básico</text:span></text:span>: <text:span text:style-name="T14">(6) </text:span>Manejo básico de errores y excepciones comunes, con algunos fallos.</text:p>
              </text:list-item>
              <text:list-item>
                <text:p text:style-name="P40"><text:soft-page-break/><text:span text:style-name="Strong_20_Emphasis"><text:span text:style-name="T1">Intermedio</text:span></text:span>: <text:span text:style-name="T14">(9) </text:span>Gestión adecuada de errores y excepciones, evitando fallos comunes.</text:p>
              </text:list-item>
              <text:list-item>
                <text:p text:style-name="P40"><text:span text:style-name="Strong_20_Emphasis"><text:span text:style-name="T1">Avanzado</text:span></text:span>: <text:span text:style-name="T14">(12) </text:span>Habilidad avanzada para prevenir y resolver una variedad de errores y excepciones.</text:p>
              </text:list-item>
              <text:list-item>
                <text:p text:style-name="P50"><text:span text:style-name="Strong_20_Emphasis"><text:span text:style-name="T1">Excelente</text:span></text:span>: <text:span text:style-name="T14">(15) </text:span>Gestión excepcional de errores y excepciones, mejorando significativamente la fiabilidad del programa.</text:p>
              </text:list-item>
            </text:list>
            <text:p text:style-name="P19">15</text:p>
            <text:p text:style-name="Table_20_Contents"/>
          </table:table-cell>
        </table:table-row>
        <table:table-row table:style-name="TableLine94050148669792">
          <table:table-cell table:style-name="Tabla1.A1" office:value-type="string">
            <text:p text:style-name="Table_20_Contents">En el siguiente grupo, la rubrica tiene que versar sobre el uso de las herramientas de depuración y pruebas necesarias para que el programa funcione adecuadamente.</text:p>
            <text:p text:style-name="Table_20_Contents">Descripción de grupo: Desarrollo, Prueba y Depuración de Programas</text:p>
            <text:p text:style-name="Table_20_Contents">RA3.g: Prueba y depuración de programas.</text:p>
          </table:table-cell>
          <table:table-cell table:style-name="Tabla1.A1" office:value-type="string">
            <text:h text:style-name="Heading_20_4" text:outline-level="4">Grupo <text:span text:style-name="T3">6</text:span>: Desarrollo, Prueba y Depuración de Programas</text:h>
            <text:p text:style-name="P1"><text:span text:style-name="Strong_20_Emphasis"><text:span text:style-name="T1">Descripción:</text:span></text:span> Uso de técnicas y herramientas para desarrollar, probar y depurar el programa, asegurando su correcto funcionamiento.</text:p>
            <text:p text:style-name="Table_20_Contents"/>
          </table:table-cell>
          <table:table-cell table:style-name="Tabla1.A1" office:value-type="string">
            <text:p text:style-name="P1"><text:span text:style-name="Strong_20_Emphasis"><text:span text:style-name="T1">Rúbrica (1-5 Puntos):</text:span></text:span></text:p>
            <text:list xml:id="list2313765048" text:style-name="L6">
              <text:list-item>
                <text:p text:style-name="P42"><text:span text:style-name="Strong_20_Emphasis"><text:span text:style-name="T13">Nulo</text:span></text:span><text:span text:style-name="Strong_20_Emphasis"><text:span text:style-name="T1">:</text:span></text:span><text:span text:style-name="Strong_20_Emphasis"><text:span text:style-name="T8"> </text:span></text:span><text:span text:style-name="Strong_20_Emphasis"><text:span text:style-name="T11">(0) No lo hace</text:span></text:span><text:span text:style-name="Strong_20_Emphasis"><text:span text:style-name="T8">.</text:span></text:span></text:p>
              </text:list-item>
              <text:list-item>
                <text:p text:style-name="P42"><text:span text:style-name="Strong_20_Emphasis"><text:span text:style-name="T1">Bajo</text:span></text:span>: <text:span text:style-name="T14">(2) </text:span>Desarrollo inadecuado con errores críticos, falta de pruebas y depuración ineficaz.</text:p>
              </text:list-item>
              <text:list-item>
                <text:p text:style-name="P42"><text:span text:style-name="Strong_20_Emphasis"><text:span text:style-name="T1">Básico</text:span></text:span>: <text:span text:style-name="T14">(4) </text:span>Desarrollo básico con pruebas limitadas y depuración parcial.</text:p>
              </text:list-item>
              <text:list-item>
                <text:p text:style-name="P42"><text:span text:style-name="Strong_20_Emphasis"><text:span text:style-name="T1">Intermedio</text:span></text:span>: <text:span text:style-name="T14">(6) </text:span>Buen desarrollo, con pruebas adecuadas y depuración efectiva.</text:p>
              </text:list-item>
              <text:list-item>
                <text:p text:style-name="P42"><text:span text:style-name="Strong_20_Emphasis"><text:span text:style-name="T1">Avanzado</text:span></text:span>: <text:span text:style-name="T14">(8) </text:span>Desarrollo avanzado, pruebas rigurosas y depuración eficiente.</text:p>
              </text:list-item>
              <text:list-item>
                <text:p text:style-name="P51"><text:span text:style-name="Strong_20_Emphasis"><text:span text:style-name="T1">Excelente</text:span></text:span>: <text:span text:style-name="T14">(10) </text:span>Desarrollo y depuración excepcionales, con pruebas innovadoras y mejoras significativas en el programa.</text:p>
              </text:list-item>
            </text:list>
            <text:p text:style-name="P19">10</text:p>
          </table:table-cell>
        </table:table-row>
        <table:table-row table:style-name="TableLine94050148670496">
          <table:table-cell table:style-name="Tabla1.A1" office:value-type="string">
            <text:p text:style-name="Table_20_Contents">En el siguiente grupo, la rubrica tiene que versar sobre el uso de las estructuras de datos, listas, conjuntos diccionarios, tuplas, etc adecuadas durante el desarrollo de las mejoras. Hacer uso de los <text:soft-page-break/>iteradores para recorrer las estructuras de datos.</text:p>
            <text:p text:style-name="Table_20_Contents">Descripción de grupo: Trabajo con Librerías y Estructuras de Datos Avanzadas</text:p>
            <text:p text:style-name="Table_20_Contents">RA6.a: Escritura de programas que utilicen arrays.</text:p>
            <text:p text:style-name="Table_20_Contents">RA6.b: Reconocimiento de librerías de clases para tipos de datos avanzados.</text:p>
            <text:p text:style-name="Table_20_Contents">RA6.c: Uso de listas para almacenar y procesar información.</text:p>
            <text:p text:style-name="Table_20_Contents">RA6.d: Uso de iteradores para recorrer listas.</text:p>
            <text:p text:style-name="Table_20_Contents">RA6.e: Reconocimiento de características y ventajas de colecciones de datos.</text:p>
          </table:table-cell>
          <table:table-cell table:style-name="Tabla1.A1" office:value-type="string">
            <text:h text:style-name="Heading_20_4" text:outline-level="4">Grupo <text:span text:style-name="T3">7</text:span>: Trabajo con Librerías y Estructuras de Datos Avanzadas</text:h>
            <text:p text:style-name="P1"><text:soft-page-break/><text:span text:style-name="Strong_20_Emphasis"><text:span text:style-name="T1">Descripción:</text:span></text:span> Evaluación del uso de estructuras de datos y librerías avanzadas para mejorar la eficiencia y funcionalidad del programa.</text:p>
            <text:p text:style-name="Table_20_Contents"/>
          </table:table-cell>
          <table:table-cell table:style-name="Tabla1.A1" office:value-type="string">
            <text:p text:style-name="P1"><text:span text:style-name="Strong_20_Emphasis"><text:span text:style-name="T1">Rúbrica (1-5 Puntos):</text:span></text:span></text:p>
            <text:list xml:id="list2747414690" text:style-name="L7">
              <text:list-item>
                <text:p text:style-name="P44"><text:span text:style-name="Strong_20_Emphasis"><text:span text:style-name="T13">Nulo</text:span></text:span><text:span text:style-name="Strong_20_Emphasis"><text:span text:style-name="T1">:</text:span></text:span><text:span text:style-name="Strong_20_Emphasis"><text:span text:style-name="T8"> </text:span></text:span><text:span text:style-name="Strong_20_Emphasis"><text:span text:style-name="T11">(0) No lo hace</text:span></text:span><text:span text:style-name="Strong_20_Emphasis"><text:span text:style-name="T8">.</text:span></text:span></text:p>
              </text:list-item>
              <text:list-item>
                <text:p text:style-name="P44"><text:soft-page-break/><text:span text:style-name="Strong_20_Emphasis"><text:span text:style-name="T1">Bajo</text:span></text:span>: <text:span text:style-name="T15">(22,5) </text:span>Uso inadecuado de estructuras de datos y librerías, con errores significativos.</text:p>
              </text:list-item>
              <text:list-item>
                <text:p text:style-name="P43"><text:span text:style-name="Strong_20_Emphasis"><text:span text:style-name="T1">Básico</text:span></text:span>: <text:span text:style-name="T15">(45) </text:span>Uso básico de estructuras de datos comunes y algunas librerías.</text:p>
              </text:list-item>
              <text:list-item>
                <text:p text:style-name="P43"><text:span text:style-name="Strong_20_Emphasis"><text:span text:style-name="T1">Intermedio</text:span></text:span>: <text:span text:style-name="T15">(67,5) </text:span>Uso competente de estructuras de datos avanzadas y librerías útiles.</text:p>
              </text:list-item>
              <text:list-item>
                <text:p text:style-name="P45"><text:span text:style-name="Strong_20_Emphasis"><text:span text:style-name="T1">Avanzado</text:span></text:span>: <text:span text:style-name="T15">(90) </text:span>Manejo avanzado de estructuras de datos y librerías, optimizando su uso.</text:p>
              </text:list-item>
              <text:list-item>
                <text:p text:style-name="P52"><text:span text:style-name="Strong_20_Emphasis"><text:span text:style-name="T1">Excelente</text:span></text:span>: <text:span text:style-name="T15">(112,5) </text:span>Excelente uso y dominio de estructuras de datos avanzadas y librerías, con implementaciones innovadoras y optimizadas.</text:p>
              </text:list-item>
            </text:list>
            <text:p text:style-name="P19">30 + 37,5 + 30 + 7,5 + 7,5 <text:s/>= 112,5</text:p>
          </table:table-cell>
        </table:table-row>
      </table:table>
      <text:p text:style-name="Standard"/>
      <text:p text:style-name="Standard"/>
      <text:p text:style-name="Standard"/>
      <text:p text:style-name="P3">50 isla <text:s/><text:span text:style-name="T5">(Cal. Rubrica) </text:span>+ teoria <text:span text:style-name="T5">(Test)</text:span></text:p>
      <text:p text:style-name="P20">40 agenda <text:span text:style-name="T5">(Cal. Rubrica) </text:span></text:p>
      <text:p text:style-name="P3">10 los ejercicios <text:span text:style-name="T5">(Hechos/NoHechos)</text:span></text:p>
      <text:p text:style-name="P3"/>
      <text:p text:style-name="P3"/>
      <text:p text:style-name="P3"/>
      <text:p text:style-name="P3"/>
      <text:p text:style-name="P3"/>
      <text:p text:style-name="P13"><text:bookmark text:name="rubric-criteria"/><text:bookmark text:name="rubric-criteria-42193"/><text:bookmark text:name="yui_3_17_2_1_1702497057887_274"/></text:p>
      <table:table table:name="Tabla2" table:style-name="Tabla2">
        <table:table-column table:style-name="Tabla2.A"/>
        <table:table-column table:style-name="Tabla2.B"/>
        <table:table-row table:style-name="Tabla2.1">
          <table:table-cell table:style-name="Tabla2.A1" office:value-type="string">
            <text:p text:style-name="P31"><text:bookmark text:name="rubric-criteria-42193-description-cell"/>Grupo 1: Trabajo con Variables, Constantes y Tipos de Datos y sus Operadores Descripción: Creación y manejo de variables, constantes y operadores en el programa, incluyendo la correcta elección de tipos de datos y su conversión cuando sea necesario.<text:bookmark text:name="rubric-criteria-42193-levels-table"/><text:bookmark text:name="rubric-criteria-42193-level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eLine94050165920704">
                <table:table-cell table:style-name="Tabla3.A1" office:value-type="string">
                  <text:section text:style-name="Sect1" text:name="rubric-criteria-42193-levels-232096-definition-container">
                    <text:p text:style-name="Table_20_Contents">No lo hace</text:p>
                  </text:section>
                  <text:p text:style-name="P32"><text:bookmark text:name="rubric-criteria-42193-levels-232096-score"/>0 pu<text:soft-page-break/>ntos<text:bookmark text:name="rubric-criteria-42193-levels-232097"/></text:p>
                </table:table-cell>
                <table:table-cell table:style-name="Tabla3.A1" office:value-type="string">
                  <text:section text:style-name="Sect1" text:name="rubric-criteria-42193-levels-232097-definition-container">
                    <text:p text:style-name="Table_20_Contents">Bajo: No hay definición o uso incorrecto de variables y operadores, tipos de datos inadecuados sin conversiones correctas.</text:p>
                  </text:section>
                  <text:p text:style-name="P32"><text:bookmark text:name="rubric-criteria-42193-levels-232097-score"/>7 puntos<text:bookmark text:name="rubric-criteria-42193-levels-232098"/></text:p>
                </table:table-cell>
                <table:table-cell table:style-name="Tabla3.A1" office:value-type="string">
                  <text:section text:style-name="Sect1" text:name="rubric-criteria-42193-levels-232098-definition-container">
                    <text:p text:style-name="Table_20_Contents">Básico: Definiciones básicas de variables y constantes, con errores en tipos de datos y operadores.</text:p>
                  </text:section>
                  <text:p text:style-name="P32"><text:bookmark text:name="rubric-criteria-42193-levels-232098-score"/>14 puntos<text:bookmark text:name="rubric-criteria-42193-levels-232099"/></text:p>
                </table:table-cell>
                <table:table-cell table:style-name="Tabla3.A1" office:value-type="string">
                  <text:section text:style-name="Sect1" text:name="rubric-criteria-42193-levels-232099-definition-container">
                    <text:p text:style-name="Table_20_Contents">Intermedio: Definición adecuada de variables y constantes, con algunos errores menores en tipos de datos y operadores.</text:p>
                  </text:section>
                  <text:p text:style-name="P32"><text:bookmark text:name="rubric-criteria-42193-levels-232099-score"/>21 puntos<text:bookmark text:name="rubric-criteria-42193-levels-232100"/></text:p>
                </table:table-cell>
                <table:table-cell table:style-name="Tabla3.A1" office:value-type="string">
                  <text:section text:style-name="Sect1" text:name="rubric-criteria-42193-levels-232100-definition-container">
                    <text:p text:style-name="Table_20_Contents">Avanzado: Uso avanzado y correcto de variables, constantes y operadores, con buenas prácticas en tipos de datos y conversiones.</text:p>
                  </text:section>
                  <text:p text:style-name="P32"><text:bookmark text:name="rubric-criteria-42193-levels-232100-score"/>28 puntos<text:bookmark text:name="rubric-criteria-42193-levels-232101"/></text:p>
                </table:table-cell>
                <table:table-cell table:style-name="Tabla3.F1" office:value-type="string">
                  <text:section text:style-name="Sect1" text:name="rubric-criteria-42193-levels-232101-definition-container">
                    <text:p text:style-name="Table_20_Contents">Excelente: Uso innovador y optimizado de variables, constantes y operadores, mostrando soluciones creativas y eficientes.</text:p>
                  </text:section>
                  <text:p text:style-name="P32"><text:bookmark text:name="rubric-criteria-42193-levels-232101-score"/>35 puntos</text:p>
                </table:table-cell>
              </table:table-row>
            </table:table>
            <text:p text:style-name="Table_20_Contents"/>
          </table:table-cell>
          <table:table-cell table:style-name="Tabla2.A1" office:value-type="string">
            <text:p text:style-name="P24"><text:bookmark text:name="rubric-criteria-42194"/><text:bookmark text:name="rubric-criteria-42194-description-cell"/></text:p>
          </table:table-cell>
        </table:table-row>
        <table:table-row table:style-name="TableLine94050166474672">
          <table:table-cell table:style-name="Tabla2.A1" office:value-type="string">
            <text:p text:style-name="P31">Grupo 2: Comentarios y Documentación en el Código Descripción: Integración de comentarios útiles y documentación clara en el código para facilitar su comprensión y mantenimiento.<text:bookmark text:name="rubric-criteria-42194-levels-table"/><text:bookmark text:name="rubric-criteria-42194-levels"/></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eLine94050165587760">
                <table:table-cell table:style-name="Tabla4.A1" office:value-type="string">
                  <text:section text:style-name="Sect1" text:name="rubric-criteria-42194-levels-232102-definition-container">
                    <text:p text:style-name="Table_20_Contents">No lo hace</text:p>
                  </text:section>
                  <text:p text:style-name="P32"><text:bookmark text:name="rubric-criteria-42194-levels-232102-score"/>0 puntos<text:bookmark text:name="rubric-criteria-42194-levels-232103"/></text:p>
                </table:table-cell>
                <table:table-cell table:style-name="Tabla4.A1" office:value-type="string">
                  <text:section text:style-name="Sect1" text:name="rubric-criteria-42194-levels-232103-definition-container">
                    <text:p text:style-name="Table_20_Contents">Bajo: Falta total o casi total de comentarios y documentación, o incorrectamente implementados.</text:p>
                  </text:section>
                  <text:p text:style-name="P32"><text:bookmark text:name="rubric-criteria-42194-levels-232103-score"/>2.5 puntos<text:bookmark text:name="rubric-criteria-42194-levels-232104"/></text:p>
                </table:table-cell>
                <table:table-cell table:style-name="Tabla4.A1" office:value-type="string">
                  <text:section text:style-name="Sect1" text:name="rubric-criteria-42194-levels-232104-definition-container">
                    <text:p text:style-name="Table_20_Contents">Básico: Comentarios mínimos y documentación básica, pero con falta de claridad o coherencia.</text:p>
                  </text:section>
                  <text:p text:style-name="P32"><text:bookmark text:name="rubric-criteria-42194-levels-232104-score"/>5 puntos<text:bookmark text:name="rubric-criteria-42194-levels-232105"/></text:p>
                </table:table-cell>
                <table:table-cell table:style-name="Tabla4.A1" office:value-type="string">
                  <text:section text:style-name="Sect1" text:name="rubric-criteria-42194-levels-232105-definition-container">
                    <text:p text:style-name="Table_20_Contents">Intermedio: Comentarios y documentación claros y útiles, con algunas áreas de mejora.</text:p>
                  </text:section>
                  <text:p text:style-name="P32"><text:bookmark text:name="rubric-criteria-42194-levels-232105-score"/>7.5 puntos<text:bookmark text:name="rubric-criteria-42194-levels-232106"/></text:p>
                </table:table-cell>
                <table:table-cell table:style-name="Tabla4.A1" office:value-type="string">
                  <text:section text:style-name="Sect1" text:name="rubric-criteria-42194-levels-232106-definition-container">
                    <text:p text:style-name="Table_20_Contents">Avanzado: Comentarios detallados y documentación completa y bien estructurada.</text:p>
                  </text:section>
                  <text:p text:style-name="P32"><text:bookmark text:name="rubric-criteria-42194-levels-232106-score"/>10 puntos<text:bookmark text:name="rubric-criteria-42194-levels-232107"/></text:p>
                </table:table-cell>
                <table:table-cell table:style-name="Tabla4.F1" office:value-type="string">
                  <text:section text:style-name="Sect1" text:name="rubric-criteria-42194-levels-232107-definition-container">
                    <text:p text:style-name="Table_20_Contents">Excelente: Comentarios y documentación excepcionales, mejorando significativamente la comprensión y mantenimiento del código.</text:p>
                  </text:section>
                  <text:p text:style-name="P32"><text:bookmark text:name="rubric-criteria-42194-levels-232107-score"/>12.5 puntos</text:p>
                </table:table-cell>
              </table:table-row>
            </table:table>
            <text:p text:style-name="Table_20_Contents"/>
          </table:table-cell>
          <table:table-cell table:style-name="Tabla2.A1" office:value-type="string">
            <text:p text:style-name="P24"><text:bookmark text:name="rubric-criteria-42199"/><text:bookmark text:name="rubric-criteria-42199-description-cell"/></text:p>
          </table:table-cell>
        </table:table-row>
        <table:table-row table:style-name="Tabla2.1">
          <table:table-cell table:style-name="Tabla2.A1" office:value-type="string">
            <text:p text:style-name="P31">Grupo 3: Herramientas de Desarrollo y Entornos Integrados Descripción: Uso de herramientas de desarrollo y entornos integrados para la creación y gestión eficiente del proyecto.<text:bookmark text:name="rubric-criteria-42199-levels-table"/><text:bookmark text:name="rubric-criteria-42199-levels"/></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eLine94050167863040">
                <table:table-cell table:style-name="Tabla5.A1" office:value-type="string">
                  <text:section text:style-name="Sect1" text:name="rubric-criteria-42199-levels-232148-definition-container">
                    <text:p text:style-name="Table_20_Contents">No lo hace</text:p>
                  </text:section>
                  <text:p text:style-name="P32"><text:bookmark text:name="rubric-criteria-42199-levels-232148-score"/>0 puntos<text:bookmark text:name="rubric-criteria-42199-levels-232149"/></text:p>
                </table:table-cell>
                <table:table-cell table:style-name="Tabla5.A1" office:value-type="string">
                  <text:section text:style-name="Sect1" text:name="rubric-criteria-42199-levels-232149-definition-container">
                    <text:p text:style-name="Table_20_Contents">Bajo: Dificultades significativas en el uso de herramientas, con errores en la configuración del proyecto.</text:p>
                  </text:section>
                  <text:p text:style-name="P32"><text:bookmark text:name="rubric-criteria-42199-levels-232149-score"/>2 puntos<text:bookmark text:name="rubric-criteria-42199-levels-232150"/></text:p>
                </table:table-cell>
                <table:table-cell table:style-name="Tabla5.A1" office:value-type="string">
                  <text:section text:style-name="Sect1" text:name="rubric-criteria-42199-levels-232150-definition-container">
                    <text:p text:style-name="Table_20_Contents">Básico: Uso básico de herramientas con algunas limitaciones, control de versiones poco eficiente.</text:p>
                  </text:section>
                  <text:p text:style-name="P32"><text:bookmark text:name="rubric-criteria-42199-levels-232150-score"/>4 puntos<text:bookmark text:name="rubric-criteria-42199-levels-232151"/></text:p>
                </table:table-cell>
                <table:table-cell table:style-name="Tabla5.A1" office:value-type="string">
                  <text:section text:style-name="Sect1" text:name="rubric-criteria-42199-levels-232151-definition-container">
                    <text:p text:style-name="Table_20_Contents">Intermedio: Uso adecuado de herramientas, con configuración correcta y control de versiones efectivo.</text:p>
                  </text:section>
                  <text:p text:style-name="P32"><text:bookmark text:name="rubric-criteria-42199-levels-232151-score"/>6 puntos<text:bookmark text:name="rubric-criteria-42199-levels-232152"/></text:p>
                </table:table-cell>
                <table:table-cell table:style-name="Tabla5.A1" office:value-type="string">
                  <text:section text:style-name="Sect1" text:name="rubric-criteria-42199-levels-232152-definition-container">
                    <text:p text:style-name="Table_20_Contents">Avanzado: Uso avanzado de herramientas, optimizando la configuración del proyecto y control de versiones.</text:p>
                  </text:section>
                  <text:p text:style-name="P32"><text:bookmark text:name="rubric-criteria-42199-levels-232152-score"/>8 puntos<text:bookmark text:name="rubric-criteria-42199-levels-232153"/></text:p>
                </table:table-cell>
                <table:table-cell table:style-name="Tabla5.F1" office:value-type="string">
                  <text:section text:style-name="Sect1" text:name="rubric-criteria-42199-levels-232153-definition-container">
                    <text:p text:style-name="Table_20_Contents">Excelente: Dominio en el uso de herramientas, innovación en configuración y gestión avanzada de versiones.</text:p>
                  </text:section>
                  <text:p text:style-name="P32"><text:bookmark text:name="rubric-criteria-42199-levels-232153-score"/>10 puntos</text:p>
                </table:table-cell>
              </table:table-row>
            </table:table>
            <text:p text:style-name="Table_20_Contents"/>
          </table:table-cell>
          <table:table-cell table:style-name="Tabla2.A1" office:value-type="string">
            <text:p text:style-name="P24"><text:bookmark text:name="rubric-criteria-42200"/><text:bookmark text:name="rubric-criteria-42200-description-cell"/></text:p>
          </table:table-cell>
        </table:table-row>
        <table:table-row table:style-name="TableLine94050166474672">
          <table:table-cell table:style-name="Tabla2.A1" office:value-type="string">
            <text:p text:style-name="P31">Grupo 4: Identificación y Uso de las Estructuras de Control y Flujo del Programa Descripción: Uso efectivo de estructuras de control para manejar adecuadamente el flujo del programa.<text:bookmark text:name="rubric-criteria-42200-levels-table"/><text:bookmark text:name="rubric-criteria-42200-level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eLine94050170121216">
                <table:table-cell table:style-name="Tabla6.A1" office:value-type="string">
                  <text:section text:style-name="Sect1" text:name="rubric-criteria-42200-levels-232154-definition-container">
                    <text:p text:style-name="Table_20_Contents">No lo hace</text:p>
                  </text:section>
                  <text:p text:style-name="P32"><text:bookmark text:name="rubric-criteria-42200-levels-232154-score"/>0 pu<text:soft-page-break/>ntos<text:bookmark text:name="rubric-criteria-42200-levels-232155"/></text:p>
                </table:table-cell>
                <table:table-cell table:style-name="Tabla6.A1" office:value-type="string">
                  <text:section text:style-name="Sect1" text:name="rubric-criteria-42200-levels-232155-definition-container">
                    <text:p text:style-name="Table_20_Contents">Bajo: Uso incorrecto o inexistente de estructuras de control, con fallos significativos en el flujo del programa.</text:p>
                  </text:section>
                  <text:p text:style-name="P32"><text:bookmark text:name="rubric-criteria-42200-levels-232155-score"/>13.5 puntos<text:bookmark text:name="rubric-criteria-42200-levels-232156"/></text:p>
                </table:table-cell>
                <table:table-cell table:style-name="Tabla6.A1" office:value-type="string">
                  <text:section text:style-name="Sect1" text:name="rubric-criteria-42200-levels-232156-definition-container">
                    <text:p text:style-name="Table_20_Contents">Básico: Uso de estructuras de control básicas, con errores ocasionales en la lógica del flujo.</text:p>
                  </text:section>
                  <text:p text:style-name="P32"><text:bookmark text:name="rubric-criteria-42200-levels-232156-score"/>27 puntos<text:bookmark text:name="rubric-criteria-42200-levels-232157"/></text:p>
                </table:table-cell>
                <table:table-cell table:style-name="Tabla6.A1" office:value-type="string">
                  <text:section text:style-name="Sect1" text:name="rubric-criteria-42200-levels-232157-definition-container">
                    <text:p text:style-name="Table_20_Contents">Intermedio: Uso competente de estructuras de control, con un flujo de programa mayormente correcto.</text:p>
                  </text:section>
                  <text:p text:style-name="P32"><text:bookmark text:name="rubric-criteria-42200-levels-232157-score"/>40.5 puntos<text:bookmark text:name="rubric-criteria-42200-levels-232158"/></text:p>
                </table:table-cell>
                <table:table-cell table:style-name="Tabla6.A1" office:value-type="string">
                  <text:section text:style-name="Sect1" text:name="rubric-criteria-42200-levels-232158-definition-container">
                    <text:p text:style-name="Table_20_Contents">Avanzado: Implementación eficiente y avanzada de estructuras de control, optimizando el flujo del programa.</text:p>
                  </text:section>
                  <text:p text:style-name="P32"><text:bookmark text:name="rubric-criteria-42200-levels-232158-score"/>54 puntos<text:bookmark text:name="rubric-criteria-42200-levels-232159"/></text:p>
                </table:table-cell>
                <table:table-cell table:style-name="Tabla6.F1" office:value-type="string">
                  <text:section text:style-name="Sect1" text:name="rubric-criteria-42200-levels-232159-definition-container">
                    <text:p text:style-name="Table_20_Contents">Excelente: Excelente uso de estructuras de control complejas, con innovaciones en la gestión del flujo del programa.</text:p>
                  </text:section>
                  <text:p text:style-name="P32"><text:bookmark text:name="rubric-criteria-42200-levels-232159-score"/>67.5 puntos</text:p>
                </table:table-cell>
              </table:table-row>
            </table:table>
            <text:p text:style-name="Table_20_Contents"/>
          </table:table-cell>
          <table:table-cell table:style-name="Tabla2.A1" office:value-type="string">
            <text:p text:style-name="P24"><text:bookmark text:name="rubric-criteria-42201"/><text:bookmark text:name="rubric-criteria-42201-description-cell"/></text:p>
          </table:table-cell>
        </table:table-row>
        <table:table-row table:style-name="Tabla2.1">
          <table:table-cell table:style-name="Tabla2.A1" office:value-type="string">
            <text:p text:style-name="P31">Grupo 5: Manejo de Errores y Excepciones Descripción: Habilidad para gestionar y controlar errores y excepciones, asegurando la estabilidad y robustez del programa.<text:bookmark text:name="rubric-criteria-42201-levels-table"/><text:bookmark text:name="rubric-criteria-42201-levels"/></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eLine94050171092944">
                <table:table-cell table:style-name="Tabla7.A1" office:value-type="string">
                  <text:section text:style-name="Sect1" text:name="rubric-criteria-42201-levels-232160-definition-container">
                    <text:p text:style-name="Table_20_Contents">No lo hace</text:p>
                  </text:section>
                  <text:p text:style-name="P32"><text:bookmark text:name="rubric-criteria-42201-levels-232160-score"/>0 puntos<text:bookmark text:name="rubric-criteria-42201-levels-232161"/></text:p>
                </table:table-cell>
                <table:table-cell table:style-name="Tabla7.A1" office:value-type="string">
                  <text:section text:style-name="Sect1" text:name="rubric-criteria-42201-levels-232161-definition-container">
                    <text:p text:style-name="Table_20_Contents">Bajo: Fallo en el manejo de errores y excepciones, causando inestabilidad en el programa.</text:p>
                  </text:section>
                  <text:p text:style-name="P32"><text:bookmark text:name="rubric-criteria-42201-levels-232161-score"/>3 puntos<text:bookmark text:name="rubric-criteria-42201-levels-232162"/></text:p>
                </table:table-cell>
                <table:table-cell table:style-name="Tabla7.A1" office:value-type="string">
                  <text:section text:style-name="Sect1" text:name="rubric-criteria-42201-levels-232162-definition-container">
                    <text:p text:style-name="Table_20_Contents">Básico: Manejo básico de errores y excepciones comunes, con algunos fallos.</text:p>
                  </text:section>
                  <text:p text:style-name="P32"><text:bookmark text:name="rubric-criteria-42201-levels-232162-score"/>6 puntos<text:bookmark text:name="rubric-criteria-42201-levels-232163"/></text:p>
                </table:table-cell>
                <table:table-cell table:style-name="Tabla7.A1" office:value-type="string">
                  <text:section text:style-name="Sect1" text:name="rubric-criteria-42201-levels-232163-definition-container">
                    <text:p text:style-name="Table_20_Contents">Intermedio: Gestión adecuada de errores y excepciones, evitando fallos comunes.</text:p>
                  </text:section>
                  <text:p text:style-name="P32"><text:bookmark text:name="rubric-criteria-42201-levels-232163-score"/>9 puntos<text:bookmark text:name="rubric-criteria-42201-levels-232164"/></text:p>
                </table:table-cell>
                <table:table-cell table:style-name="Tabla7.A1" office:value-type="string">
                  <text:section text:style-name="Sect1" text:name="rubric-criteria-42201-levels-232164-definition-container">
                    <text:p text:style-name="Table_20_Contents">Avanzado: Habilidad avanzada para prevenir y resolver una variedad de errores y excepciones.</text:p>
                  </text:section>
                  <text:p text:style-name="P32"><text:bookmark text:name="rubric-criteria-42201-levels-232164-score"/>12 puntos<text:bookmark text:name="rubric-criteria-42201-levels-232165"/></text:p>
                </table:table-cell>
                <table:table-cell table:style-name="Tabla7.F1" office:value-type="string">
                  <text:section text:style-name="Sect1" text:name="rubric-criteria-42201-levels-232165-definition-container">
                    <text:p text:style-name="Table_20_Contents">Excelente: Gestión excepcional de errores y excepciones, mejorando significativamente la fiabilidad del programa.</text:p>
                  </text:section>
                  <text:p text:style-name="P32"><text:bookmark text:name="rubric-criteria-42201-levels-232165-score"/>15 puntos</text:p>
                </table:table-cell>
              </table:table-row>
            </table:table>
            <text:p text:style-name="Table_20_Contents"/>
          </table:table-cell>
          <table:table-cell table:style-name="Tabla2.A1" office:value-type="string">
            <text:p text:style-name="P24"><text:bookmark text:name="rubric-criteria-42202"/><text:bookmark text:name="rubric-criteria-42202-description-cell"/></text:p>
          </table:table-cell>
        </table:table-row>
        <table:table-row table:style-name="TableLine94050166474672">
          <table:table-cell table:style-name="Tabla2.A1" office:value-type="string">
            <text:p text:style-name="P31">Grupo 6: Desarrollo, Prueba y Depuración de Programas Descripción: Uso de técnicas y herramientas para desarrollar, probar y depurar el programa, asegurando su correcto funcionamiento.<text:bookmark text:name="rubric-criteria-42202-levels-table"/><text:bookmark text:name="rubric-criteria-42202-levels"/></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eLine94050167725504">
                <table:table-cell table:style-name="Tabla8.A1" office:value-type="string">
                  <text:section text:style-name="Sect1" text:name="rubric-criteria-42202-levels-232166-definition-container">
                    <text:p text:style-name="Table_20_Contents">No lo hace</text:p>
                  </text:section>
                  <text:p text:style-name="P32"><text:bookmark text:name="rubric-criteria-42202-levels-232166-score"/>0 puntos<text:bookmark text:name="rubric-criteria-42202-levels-232167"/></text:p>
                </table:table-cell>
                <table:table-cell table:style-name="Tabla8.A1" office:value-type="string">
                  <text:section text:style-name="Sect1" text:name="rubric-criteria-42202-levels-232167-definition-container">
                    <text:p text:style-name="Table_20_Contents">Bajo: Desarrollo inadecuado con errores críticos, falta de pruebas y depuración ineficaz.</text:p>
                  </text:section>
                  <text:p text:style-name="P32"><text:bookmark text:name="rubric-criteria-42202-levels-232167-score"/>2 puntos<text:bookmark text:name="rubric-criteria-42202-levels-232168"/></text:p>
                </table:table-cell>
                <table:table-cell table:style-name="Tabla8.A1" office:value-type="string">
                  <text:section text:style-name="Sect1" text:name="rubric-criteria-42202-levels-232168-definition-container">
                    <text:p text:style-name="Table_20_Contents">Básico: Desarrollo básico con pruebas limitadas y depuración parcial.</text:p>
                  </text:section>
                  <text:p text:style-name="P32"><text:bookmark text:name="rubric-criteria-42202-levels-232168-score"/>4 puntos<text:bookmark text:name="rubric-criteria-42202-levels-232169"/></text:p>
                </table:table-cell>
                <table:table-cell table:style-name="Tabla8.A1" office:value-type="string">
                  <text:section text:style-name="Sect1" text:name="rubric-criteria-42202-levels-232169-definition-container">
                    <text:p text:style-name="Table_20_Contents">Intermedio: Buen desarrollo, con pruebas adecuadas y depuración efectiva.</text:p>
                  </text:section>
                  <text:p text:style-name="P32"><text:bookmark text:name="rubric-criteria-42202-levels-232169-score"/>6 puntos<text:bookmark text:name="rubric-criteria-42202-levels-232170"/></text:p>
                </table:table-cell>
                <table:table-cell table:style-name="Tabla8.A1" office:value-type="string">
                  <text:section text:style-name="Sect1" text:name="rubric-criteria-42202-levels-232170-definition-container">
                    <text:p text:style-name="Table_20_Contents">Avanzado: Desarrollo avanzado, pruebas rigurosas y depuración eficiente.</text:p>
                  </text:section>
                  <text:p text:style-name="P32"><text:bookmark text:name="rubric-criteria-42202-levels-232170-score"/>8 puntos<text:bookmark text:name="rubric-criteria-42202-levels-232171"/></text:p>
                </table:table-cell>
                <table:table-cell table:style-name="Tabla8.F1" office:value-type="string">
                  <text:section text:style-name="Sect1" text:name="rubric-criteria-42202-levels-232171-definition-container">
                    <text:p text:style-name="Table_20_Contents">Excelente: Desarrollo y depuración excepcionales, con pruebas innovadoras y mejoras significativas en el programa.</text:p>
                  </text:section>
                  <text:p text:style-name="P32"><text:bookmark text:name="rubric-criteria-42202-levels-232171-score"/>10 puntos</text:p>
                </table:table-cell>
              </table:table-row>
            </table:table>
            <text:p text:style-name="Table_20_Contents"/>
          </table:table-cell>
          <table:table-cell table:style-name="Tabla2.A1" office:value-type="string">
            <text:p text:style-name="P24"><text:bookmark text:name="rubric-criteria-42203"/><text:bookmark text:name="rubric-criteria-42203-description-cell"/></text:p>
          </table:table-cell>
        </table:table-row>
        <table:table-row table:style-name="Tabla2.1">
          <table:table-cell table:style-name="Tabla2.A1" office:value-type="string">
            <text:p text:style-name="P31">Grupo 7: Trabajo con Librerías y Estructuras de Datos Avanzadas Descripción: Evaluación del uso de estructuras de datos y librerías avanzadas para mejorar la eficiencia y funcionalidad del programa.<text:bookmark text:name="yui_3_17_2_1_1702497057887_284"/><text:bookmark text:name="rubric-criteria-42203-levels-table"/><text:bookmark text:name="yui_3_17_2_1_1702497057887_283"/><text:bookmark text:name="rubric-criteria-42203-levels"/></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eLine94050168095408">
                <table:table-cell table:style-name="Tabla9.A1" office:value-type="string">
                  <text:section text:style-name="Sect1" text:name="rubric-criteria-42203-levels-232172-definition-container">
                    <text:p text:style-name="Table_20_Contents">No lo hace</text:p>
                  </text:section>
                  <text:p text:style-name="P32"><text:bookmark text:name="rubric-criteria-42203-levels-232172-score"/>0 pun<text:soft-page-break/>tos<text:bookmark text:name="rubric-criteria-42203-levels-232173"/></text:p>
                </table:table-cell>
                <table:table-cell table:style-name="Tabla9.A1" office:value-type="string">
                  <text:section text:style-name="Sect1" text:name="rubric-criteria-42203-levels-232173-definition-container">
                    <text:p text:style-name="Table_20_Contents">Bajo: Uso inadecuado de estructuras de datos y librerías, con errores significativos.</text:p>
                  </text:section>
                  <text:p text:style-name="P32"><text:bookmark text:name="rubric-criteria-42203-levels-232173-score"/>22.5 puntos<text:bookmark text:name="rubric-criteria-42203-levels-232174"/></text:p>
                </table:table-cell>
                <table:table-cell table:style-name="Tabla9.A1" office:value-type="string">
                  <text:section text:style-name="Sect1" text:name="rubric-criteria-42203-levels-232174-definition-container">
                    <text:p text:style-name="Table_20_Contents">Básico: Uso básico de estructuras de datos comunes y algunas librerías.</text:p>
                  </text:section>
                  <text:p text:style-name="P32"><text:bookmark text:name="rubric-criteria-42203-levels-232174-score"/>45 puntos<text:bookmark text:name="rubric-criteria-42203-levels-232175"/></text:p>
                </table:table-cell>
                <table:table-cell table:style-name="Tabla9.A1" office:value-type="string">
                  <text:section text:style-name="Sect1" text:name="rubric-criteria-42203-levels-232175-definition-container">
                    <text:p text:style-name="Table_20_Contents">Intermedio: Uso competente de estructuras de datos avanzadas y librerías útiles.</text:p>
                  </text:section>
                  <text:p text:style-name="P32"><text:bookmark text:name="rubric-criteria-42203-levels-232175-score"/>67.5 puntos<text:bookmark text:name="rubric-criteria-42203-levels-232176"/></text:p>
                </table:table-cell>
                <table:table-cell table:style-name="Tabla9.A1" office:value-type="string">
                  <text:section text:style-name="Sect1" text:name="rubric-criteria-42203-levels-232176-definition-container">
                    <text:p text:style-name="Table_20_Contents">Avanzado: Manejo avanzado de estructuras de datos y librerías, optimizando su uso.</text:p>
                  </text:section>
                  <text:p text:style-name="P32"><text:bookmark text:name="rubric-criteria-42203-levels-232176-score"/>90 puntos<text:bookmark text:name="rubric-criteria-42203-levels-232177"/></text:p>
                </table:table-cell>
                <table:table-cell table:style-name="Tabla9.F1" office:value-type="string">
                  <text:section text:style-name="Sect1" text:name="rubric-criteria-42203-levels-232177-definition-container">
                    <text:p text:style-name="Table_20_Contents">Excelente: Excelente uso y dominio de estructuras de datos avanzadas y librerías, con implementaciones innovadoras y optimizadas.</text:p>
                  </text:section>
                  <text:p text:style-name="P32"><text:bookmark text:name="rubric-criteria-42203-levels-232177-score"/>112.5 puntos</text:p>
                </table:table-cell>
              </table:table-row>
            </table:table>
            <text:p text:style-name="Table_20_Contents"/>
          </table:table-cell>
          <table:table-cell table:style-name="Tabla2.A1" office:value-type="string">
            <text:p text:style-name="P24"/>
          </table:table-cell>
        </table:table-row>
      </table:table>
      <text:p text:style-name="P3"/>
      <text:p text:style-name="P3"/>
      <text:p text:style-name="P3"/>
      <text:p text:style-name="P3">Grupo 1: Trabajo con Variables, Constantes y Tipos de Datos y sus Operadores Descripción: Creación y manejo de variables, constantes y operadores en el programa, incluyendo la correcta elección de tipos de datos y su conversión cuando sea necesario.<text:tab/></text:p>
      <text:p text:style-name="P3">No lo hace</text:p>
      <text:p text:style-name="P3">0 puntos</text:p>
      <text:p text:style-name="P3">Bajo: No hay definición o uso incorrecto de variables y operadores, tipos de datos inadecuados sin conversiones correctas.</text:p>
      <text:p text:style-name="P3">7 puntos</text:p>
      <text:p text:style-name="P3">Básico: Definiciones básicas de variables y constantes, con errores en tipos de datos y operadores.</text:p>
      <text:p text:style-name="P3">14 puntos</text:p>
      <text:p text:style-name="P3">Intermedio: Definición adecuada de variables y constantes, con algunos errores menores en tipos de datos y operadores.</text:p>
      <text:p text:style-name="P3">21 puntos</text:p>
      <text:p text:style-name="P3">Avanzado: Uso avanzado y correcto de variables, constantes y operadores, con buenas prácticas en tipos de datos y conversiones.</text:p>
      <text:p text:style-name="P3">28 puntos</text:p>
      <text:p text:style-name="P3">Excelente: Uso innovador y optimizado de variables, constantes y operadores, mostrando soluciones creativas y eficientes.</text:p>
      <text:p text:style-name="P3">35 puntos</text:p>
      <text:p text:style-name="P3">Grupo 2: Comentarios y Documentación en el Código Descripción: Integración de comentarios útiles y documentación clara en el código para facilitar su comprensión y mantenimiento.<text:tab/></text:p>
      <text:p text:style-name="P3">No lo hace</text:p>
      <text:p text:style-name="P3">0 puntos</text:p>
      <text:p text:style-name="P3">Bajo: Falta total o casi total de comentarios y documentación, o incorrectamente implementados.</text:p>
      <text:p text:style-name="P3">2.5 puntos</text:p>
      <text:p text:style-name="P3">Básico: Comentarios mínimos y documentación básica, pero con falta de claridad o coherencia.</text:p>
      <text:p text:style-name="P3">5 puntos</text:p>
      <text:p text:style-name="P3">Intermedio: Comentarios y documentación claros y útiles, con algunas áreas de mejora.</text:p>
      <text:p text:style-name="P3">7.5 puntos</text:p>
      <text:p text:style-name="P3">Avanzado: Comentarios detallados y documentación completa y bien estructurada.</text:p>
      <text:p text:style-name="P3">10 puntos</text:p>
      <text:p text:style-name="P3">Excelente: Comentarios y documentación excepcionales, mejorando significativamente la comprensión y mantenimiento del código.</text:p>
      <text:p text:style-name="P3">12.5 puntos</text:p>
      <text:p text:style-name="P3"><text:soft-page-break/>Grupo 3: Herramientas de Desarrollo y Entornos Integrados Descripción: Uso de herramientas de desarrollo y entornos integrados para la creación y gestión eficiente del proyecto.<text:tab/></text:p>
      <text:p text:style-name="P3">No lo hace</text:p>
      <text:p text:style-name="P3">0 puntos</text:p>
      <text:p text:style-name="P3">Bajo: Dificultades significativas en el uso de herramientas, con errores en la configuración del proyecto.</text:p>
      <text:p text:style-name="P3">2 puntos</text:p>
      <text:p text:style-name="P3">Básico: Uso básico de herramientas con algunas limitaciones, control de versiones poco eficiente.</text:p>
      <text:p text:style-name="P3">4 puntos</text:p>
      <text:p text:style-name="P3">Intermedio: Uso adecuado de herramientas, con configuración correcta y control de versiones efectivo.</text:p>
      <text:p text:style-name="P3">6 puntos</text:p>
      <text:p text:style-name="P3">Avanzado: Uso avanzado de herramientas, optimizando la configuración del proyecto y control de versiones.</text:p>
      <text:p text:style-name="P3">8 puntos</text:p>
      <text:p text:style-name="P3">Excelente: Dominio en el uso de herramientas, innovación en configuración y gestión avanzada de versiones.</text:p>
      <text:p text:style-name="P3">10 puntos</text:p>
      <text:p text:style-name="P3">Grupo 4: Identificación y Uso de las Estructuras de Control y Flujo del Programa Descripción: Uso efectivo de estructuras de control para manejar adecuadamente el flujo del programa.<text:tab/></text:p>
      <text:p text:style-name="P3">No lo hace</text:p>
      <text:p text:style-name="P3">0 puntos</text:p>
      <text:p text:style-name="P3">Bajo: Uso incorrecto o inexistente de estructuras de control, con fallos significativos en el flujo del programa.</text:p>
      <text:p text:style-name="P3">13.5 puntos</text:p>
      <text:p text:style-name="P3">Básico: Uso de estructuras de control básicas, con errores ocasionales en la lógica del flujo.</text:p>
      <text:p text:style-name="P3">27 puntos</text:p>
      <text:p text:style-name="P3">Intermedio: Uso competente de estructuras de control, con un flujo de programa mayormente correcto.</text:p>
      <text:p text:style-name="P3">40.5 puntos</text:p>
      <text:p text:style-name="P3">Avanzado: Implementación eficiente y avanzada de estructuras de control, optimizando el flujo del programa.</text:p>
      <text:p text:style-name="P3">54 puntos</text:p>
      <text:p text:style-name="P3">Excelente: Excelente uso de estructuras de control complejas, con innovaciones en la gestión del flujo del programa.</text:p>
      <text:p text:style-name="P3">67.5 puntos</text:p>
      <text:p text:style-name="P3">Grupo 5: Manejo de Errores y Excepciones Descripción: Habilidad para gestionar y controlar errores y excepciones, asegurando la estabilidad y robustez del programa.<text:tab/></text:p>
      <text:p text:style-name="P3">No lo hace</text:p>
      <text:p text:style-name="P3">0 puntos</text:p>
      <text:p text:style-name="P3">Bajo: Fallo en el manejo de errores y excepciones, causando inestabilidad en el programa.</text:p>
      <text:p text:style-name="P3">3 puntos</text:p>
      <text:p text:style-name="P3"><text:soft-page-break/>Básico: Manejo básico de errores y excepciones comunes, con algunos fallos.</text:p>
      <text:p text:style-name="P3">6 puntos</text:p>
      <text:p text:style-name="P3">Intermedio: Gestión adecuada de errores y excepciones, evitando fallos comunes.</text:p>
      <text:p text:style-name="P3">9 puntos</text:p>
      <text:p text:style-name="P3">Avanzado: Habilidad avanzada para prevenir y resolver una variedad de errores y excepciones.</text:p>
      <text:p text:style-name="P3">12 puntos</text:p>
      <text:p text:style-name="P3">Excelente: Gestión excepcional de errores y excepciones, mejorando significativamente la fiabilidad del programa.</text:p>
      <text:p text:style-name="P3">15 puntos</text:p>
      <text:p text:style-name="P3">Grupo 6: Desarrollo, Prueba y Depuración de Programas Descripción: Uso de técnicas y herramientas para desarrollar, probar y depurar el programa, asegurando su correcto funcionamiento.<text:tab/></text:p>
      <text:p text:style-name="P3">No lo hace</text:p>
      <text:p text:style-name="P3">0 puntos</text:p>
      <text:p text:style-name="P3">Bajo: Desarrollo inadecuado con errores críticos, falta de pruebas y depuración ineficaz.</text:p>
      <text:p text:style-name="P3">2 puntos</text:p>
      <text:p text:style-name="P3">Básico: Desarrollo básico con pruebas limitadas y depuración parcial.</text:p>
      <text:p text:style-name="P3">4 puntos</text:p>
      <text:p text:style-name="P3">Intermedio: Buen desarrollo, con pruebas adecuadas y depuración efectiva.</text:p>
      <text:p text:style-name="P3">6 puntos</text:p>
      <text:p text:style-name="P3">Avanzado: Desarrollo avanzado, pruebas rigurosas y depuración eficiente.</text:p>
      <text:p text:style-name="P3">8 puntos</text:p>
      <text:p text:style-name="P3">Excelente: Desarrollo y depuración excepcionales, con pruebas innovadoras y mejoras significativas en el programa.</text:p>
      <text:p text:style-name="P3">10 puntos</text:p>
      <text:p text:style-name="P3">Grupo 7: Trabajo con Librerías y Estructuras de Datos Avanzadas Descripción: Evaluación del uso de estructuras de datos y librerías avanzadas para mejorar la eficiencia y funcionalidad del programa.<text:tab/></text:p>
      <text:p text:style-name="P3">No lo hace</text:p>
      <text:p text:style-name="P3">0 puntos</text:p>
      <text:p text:style-name="P3">Bajo: Uso inadecuado de estructuras de datos y librerías, con errores significativos.</text:p>
      <text:p text:style-name="P3">22.5 puntos</text:p>
      <text:p text:style-name="P3">Básico: Uso básico de estructuras de datos comunes y algunas librerías.</text:p>
      <text:p text:style-name="P3">45 puntos</text:p>
      <text:p text:style-name="P3">Intermedio: Uso competente de estructuras de datos avanzadas y librerías útiles.</text:p>
      <text:p text:style-name="P3">67.5 puntos</text:p>
      <text:p text:style-name="P3">Avanzado: Manejo avanzado de estructuras de datos y librerías, optimizando su uso.</text:p>
      <text:p text:style-name="P3">90 puntos</text:p>
      <text:p text:style-name="P3"><text:soft-page-break/>Excelente: Excelente uso y dominio de estructuras de datos avanzadas y librerías, con implementaciones innovadoras y optimizadas.</text:p>
      <text:p text:style-name="P3">112.5 puntos</text:p>
      <text:p text:style-name="P3"/>
      <text:p text:style-name="P3"/>
      <text:p text:style-name="P3"/>
      <text:p text:style-name="P3">1. CORRECCIÓN DE ERRORES O PROBLEMAS:</text:p>
      <text:p text:style-name="P3">1: El juego no se puede jugar()</text:p>
      <text:p text:style-name="P3"/>
      <table:table table:name="Tabla10" table:style-name="Tabla10">
        <table:table-column table:style-name="Tabla10.A"/>
        <table:table-row table:style-name="TableLine94050078866320">
          <table:table-cell table:style-name="Tabla10.A1" office:value-type="string">
            <text:p text:style-name="P15"><text:span text:style-name="T16"># Loop principal del juego. El juego termina cuando el jugador realizar movimiento SALIR.</text:span><text:line-break/><text:span text:style-name="T18">while </text:span><text:span text:style-name="T22">movimiento != SALIR </text:span><text:span text:style-name="T18">and </text:span><text:span text:style-name="T22">resultado_movimiento == TESORO_ENCONTRADO:</text:span><text:line-break/><text:line-break/><text:span text:style-name="T22"> <text:s text:c="3"/></text:span><text:span text:style-name="T16"># Obtener la nueva posición del jugador y procesar el movimiento</text:span><text:line-break/><text:span text:style-name="T16"> <text:s text:c="3"/></text:span><text:span text:style-name="T22">nueva_posicion = obtener_nueva_posicion(posicion_jugador)</text:span><text:line-break/><text:span text:style-name="T22"> <text:s text:c="3"/>resultado_movimiento = procesar_movimiento(nueva_posicion</text:span><text:span text:style-name="T18">, </text:span><text:span text:style-name="T22">mapa)</text:span></text:p>
            <text:p text:style-name="Standard"/>
          </table:table-cell>
        </table:table-row>
        <table:table-row table:style-name="TableLine94050078866320">
          <table:table-cell table:style-name="Tabla10.A1" office:value-type="string">
            <text:p text:style-name="P15"><text:span text:style-name="T16"># Loop principal del juego. El juego termina cuando el jugador realizar movimiento SALIR.</text:span><text:line-break/><text:span text:style-name="T18">while </text:span><text:span text:style-name="T22">movimiento != SALIR </text:span><text:span text:style-name="T18">and </text:span><text:span text:style-name="T22">resultado_movimiento != TESORO_ENCONTRADO:</text:span><text:line-break/><text:line-break/><text:span text:style-name="T22"> <text:s text:c="3"/></text:span><text:span text:style-name="T16"># Obtener la nueva posición del jugador y procesar el movimiento</text:span><text:line-break/><text:span text:style-name="T16"> <text:s text:c="3"/></text:span><text:span text:style-name="T22">nueva_posicion = obtener_nueva_posicion(posicion_jugador</text:span><text:span text:style-name="T18">, </text:span><text:span text:style-name="T22">movimiento)</text:span><text:line-break/><text:span text:style-name="T22"> <text:s text:c="3"/>resultado_movimiento = procesar_movimiento(nueva_posicion</text:span><text:span text:style-name="T18">, </text:span><text:span text:style-name="T22">mapa)</text:span></text:p>
            <text:p text:style-name="Standard"/>
          </table:table-cell>
        </table:table-row>
      </table:table>
      <text:p text:style-name="P3"/>
      <text:p text:style-name="P3"/>
      <text:p text:style-name="P3">2: Acaba la función generar_mapa() sino no vas a poder hacer nada.</text:p>
      <text:p text:style-name="P3"/>
      <text:p text:style-name="P27">Faltan los bucles. Ademas evitamos añadir algo en la posición </text:p>
      <table:table table:name="Tabla11" table:style-name="Tabla11">
        <table:table-column table:style-name="Tabla11.A"/>
        <table:table-row table:style-name="TableLine94050169286400">
          <table:table-cell table:style-name="Tabla11.A1" office:value-type="string">
            <text:p text:style-name="P15"><text:span text:style-name="T16"># Colocar pistas y trampas</text:span><text:line-break/><text:span text:style-name="T22">???</text:span><text:line-break/><text:span text:style-name="T22"> <text:s text:c="7"/></text:span><text:span text:style-name="T18">if </text:span><text:span text:style-name="T22">mapa[i][j] != CELDA_TESORO:</text:span><text:line-break/><text:span text:style-name="T22"> <text:s text:c="11"/></text:span><text:span text:style-name="T16"># Decidir aleatoriamente si colocar una pista, una trampa o vacia.</text:span></text:p>
            <text:p text:style-name="Standard"/>
          </table:table-cell>
        </table:table-row>
        <table:table-row table:style-name="TableLine94050169286400">
          <table:table-cell table:style-name="Tabla11.A1" office:value-type="string">
            <text:p text:style-name="P15"><text:span text:style-name="T16"># Colocar pistas y trampas</text:span><text:line-break/><text:span text:style-name="T18">for </text:span><text:span text:style-name="T22">i </text:span><text:span text:style-name="T18">in </text:span><text:span text:style-name="T22">range(DIMENSIONES):</text:span><text:line-break/><text:span text:style-name="T22"> <text:s text:c="3"/></text:span><text:span text:style-name="T18">for </text:span><text:span text:style-name="T22">j </text:span><text:span text:style-name="T18">in </text:span><text:span text:style-name="T22">range(DIMENSIONES):</text:span><text:line-break/><text:span text:style-name="T22"> <text:s text:c="7"/></text:span><text:span text:style-name="T18">if </text:span><text:span text:style-name="T22">mapa[i][j] != CELDA_TESORO </text:span><text:span text:style-name="T18">and </text:span><text:span text:style-name="T22">(i</text:span><text:span text:style-name="T18">, </text:span><text:span text:style-name="T22">j) != posicion_inicial_del_jugador():</text:span><text:line-break/><text:span text:style-name="T22"> <text:s text:c="11"/></text:span><text:span text:style-name="T16"># Decidir aleatoriamente si colocar una pista, una trampa o vacia.</text:span><text:line-break/><text:soft-page-break/></text:p>
            <text:p text:style-name="Standard"/>
          </table:table-cell>
        </table:table-row>
      </table:table>
      <text:p text:style-name="P3"/>
      <text:p text:style-name="P3"/>
      <text:p text:style-name="P3">3: Existen errores típicos de no declarar correctamente las funciones.</text:p>
      <text:p text:style-name="P27">No se le están pasando los parametros. <text:span text:style-name="T33">Deberian tambien de definir correctamente las funciones, por ejemplo cuando no indican que devuelve.</text:span></text:p>
      <table:table table:name="Tabla12" table:style-name="Tabla12">
        <table:table-column table:style-name="Tabla12.A"/>
        <table:table-row table:style-name="TableLine94050167199008">
          <table:table-cell table:style-name="Tabla12.A1" office:value-type="string">
            <text:p text:style-name="P6"><text:span text:style-name="T17">def </text:span><text:span text:style-name="T24">genera_pista</text:span>():</text:p>
            <text:p text:style-name="P8"><text:s text:c="4"/><text:span text:style-name="T26">"""</text:span></text:p>
            <text:p text:style-name="P12"><text:s text:c="2"/></text:p>
            <text:p text:style-name="P25"/>
          </table:table-cell>
        </table:table-row>
        <table:table-row table:style-name="TableLine94050167199008">
          <table:table-cell table:style-name="Tabla12.A1" office:value-type="string">
            <text:p text:style-name="P6"><text:span text:style-name="T17">def </text:span><text:span text:style-name="T24">genera_pista</text:span>(posicion_tesoro: tuple<text:span text:style-name="T17">, </text:span>posicion: tuple):</text:p>
            <text:p text:style-name="P11"><text:s text:c="4"/><text:span text:style-name="T26">"""</text:span></text:p>
            <text:p text:style-name="P25"/>
          </table:table-cell>
        </table:table-row>
      </table:table>
      <text:p text:style-name="P22"/>
      <text:p text:style-name="P3">4: Las funciones pedir_movimiento() y obtener_nueva_posicion() tienen algo raro, ya que aparentemente parece que son correctas, pero dan problemas... igual depurando puedes aclararte y corregirlo.</text:p>
      <text:p text:style-name="P3"/>
      <text:p text:style-name="P27">Conversion a int,m cuando realmente es un string</text:p>
      <table:table table:name="Tabla13" table:style-name="Tabla13">
        <table:table-column table:style-name="Tabla13.A"/>
        <table:table-row table:style-name="TableLine94050168089856">
          <table:table-cell table:style-name="Tabla13.A1" office:value-type="string">
            <text:p text:style-name="P6">entrada = int(input(<text:span text:style-name="T29">"Ingresa tu movimiento (formato: 'u:arriba', 'd:abajo', 'l:izquierda', 'r:derecha', q:salir): "</text:span>))</text:p>
            <text:p text:style-name="P10"><text:span text:style-name="T20">while not </text:span><text:span text:style-name="T23">entrada_correcta:</text:span>…..</text:p>
            <text:p text:style-name="P6"><text:span text:style-name="T17">if not </text:span>entrada_correcta:</text:p>
            <text:p text:style-name="P8"><text:s text:c="4"/><text:span text:style-name="T27">entrada = int(input(</text:span></text:p>
            <text:p text:style-name="P11"><text:s text:c="8"/><text:span text:style-name="T30">"Ingresa tu movimiento (formato: 'u:arriba', 'd:abajo', 'l:izquierda', 'r:derecha', q:salir): "</text:span><text:span text:style-name="T27">))</text:span></text:p>
            <text:p text:style-name="P25"/>
          </table:table-cell>
        </table:table-row>
        <table:table-row table:style-name="TableLine94050168089856">
          <table:table-cell table:style-name="Tabla13.A1" office:value-type="string">
            <text:p text:style-name="P6">entrada = input(<text:span text:style-name="T29">"Ingresa tu movimiento (formato: 'u:arriba', 'd:abajo', 'l:izquierda', 'r:derecha', q:salir): "</text:span>)</text:p>
            <text:p text:style-name="P10"><text:span text:style-name="T20">while not </text:span><text:span text:style-name="T23">entrada_correcta:</text:span>….</text:p>
            <text:p text:style-name="P6"><text:span text:style-name="T17">if not </text:span>entrada_correcta:</text:p>
            <text:p text:style-name="P8"><text:s text:c="4"/><text:span text:style-name="T27">entrada = input(</text:span></text:p>
            <text:p text:style-name="P11"><text:s text:c="8"/><text:span text:style-name="T30">"Ingresa tu movimiento (formato: 'u:arriba', 'd:abajo', 'l:izquierda', 'r:derecha', q:salir): "</text:span><text:span text:style-name="T27">)</text:span></text:p>
            <text:p text:style-name="P25"/>
          </table:table-cell>
        </table:table-row>
      </table:table>
      <text:p text:style-name="P22"><text:soft-page-break/></text:p>
      <text:p text:style-name="P28">parentesis vs corchetes <text:span text:style-name="T34">en</text:span> <text:span text:style-name="T6">obtener_nueva_posicion() </text:span></text:p>
      <table:table table:name="Tabla20" table:style-name="Tabla20">
        <table:table-column table:style-name="Tabla20.A"/>
        <table:table-row table:style-name="TableLine94050135978832">
          <table:table-cell table:style-name="Tabla20.A1" office:value-type="string">
            <text:p text:style-name="P7">direccion = MOVIMIENTOS(movimiento)</text:p>
            <text:p text:style-name="P26"/>
          </table:table-cell>
        </table:table-row>
        <table:table-row table:style-name="TableLine94050135978832">
          <table:table-cell table:style-name="Tabla20.A1" office:value-type="string">
            <text:p text:style-name="P7">direccion = MOVIMIENTOS[movimiento]</text:p>
            <text:p text:style-name="P26"/>
          </table:table-cell>
        </table:table-row>
      </table:table>
      <text:p text:style-name="P23"/>
      <text:p text:style-name="P3">5: Corrige otros errores sintácticos que te indique el IDE para evitar problemas y pasar a las mejoras.</text:p>
      <text:p text:style-name="P3"/>
      <text:p text:style-name="P30">Derivados </text:p>
      <table:table table:name="Tabla14" table:style-name="Tabla14">
        <table:table-column table:style-name="Tabla14.A"/>
        <table:table-row table:style-name="TableLine94050171096768">
          <table:table-cell table:style-name="Tabla14.A1" office:value-type="string">
            <text:p text:style-name="P25"/>
          </table:table-cell>
        </table:table-row>
        <table:table-row table:style-name="TableLine94050171096768">
          <table:table-cell table:style-name="Tabla14.A1" office:value-type="string">
            <text:p text:style-name="P25"/>
          </table:table-cell>
        </table:table-row>
      </table:table>
      <text:p text:style-name="P22"/>
      <text:p text:style-name="P3">2. MEJORAS:</text:p>
      <text:p text:style-name="P3">1: Mostrar los números del tablero asociados a las filas y las columnas. Pero las filas y columnas que empiecen en el número 1 visualmente.</text:p>
      <text:p text:style-name="P29"><text:s text:c="3"/>1 2 3 4 5</text:p>
      <text:p text:style-name="P29"><text:s text:c="2"/>-----------</text:p>
      <text:p text:style-name="P29">1 |? ? ? ? ?|</text:p>
      <text:p text:style-name="P29">2 |? <text:s text:c="4"/>? ?|</text:p>
      <text:p text:style-name="P29">3 |? <text:s text:c="6"/>?|</text:p>
      <text:p text:style-name="P29">4 |? ? ? ? ?|</text:p>
      <text:p text:style-name="P29">5 | <text:s/>? ? ? ?|</text:p>
      <text:p text:style-name="P29"><text:s text:c="2"/>-----------</text:p>
      <text:p text:style-name="P22"/>
      <table:table table:name="Tabla15" table:style-name="Tabla15">
        <table:table-column table:style-name="Tabla15.A"/>
        <table:table-row table:style-name="TableLine94050168677552">
          <table:table-cell table:style-name="Tabla15.A1" office:value-type="string">
            <text:p text:style-name="P6"><text:span text:style-name="T17">def </text:span><text:span text:style-name="T24">imprimir_mapa_oculto</text:span>(mapa: list<text:span text:style-name="T17">, </text:span>posicion_jugador):</text:p>
            <text:p text:style-name="P8"><text:s text:c="4"/><text:span text:style-name="T26">""" DCS??? Modificado</text:span></text:p>
            <text:p text:style-name="P9"><text:s text:c="4"/><text:span text:style-name="T28">Imprime el mapa sin revelar el tesoro ni las trampas."""</text:span></text:p>
            <text:p text:style-name="P8"><text:span text:style-name="T25"><text:s text:c="4"/></text:span><text:span text:style-name="T27">num_columnas = </text:span><text:span text:style-name="T30">" "</text:span><text:span text:style-name="T27">.join(str(i + </text:span><text:span text:style-name="T31">1</text:span><text:span text:style-name="T27">) </text:span><text:span text:style-name="T19">for </text:span><text:span text:style-name="T27">i </text:span><text:span text:style-name="T19">in </text:span><text:span text:style-name="T27">range(DIMENSIONES))</text:span></text:p>
            <text:p text:style-name="P8"><text:s text:c="4"/><text:span text:style-name="T27">print(</text:span><text:span text:style-name="T30">" <text:s text:c="2"/>" </text:span><text:span text:style-name="T27">+ num_columnas)</text:span></text:p>
            <text:p text:style-name="P8"><text:s text:c="4"/><text:span text:style-name="T27">print(</text:span><text:span text:style-name="T30">" <text:s/>" </text:span><text:span text:style-name="T27">+ </text:span><text:span text:style-name="T30">"-" </text:span><text:span text:style-name="T27">* (len(num_columnas) + </text:span><text:span text:style-name="T31">2</text:span><text:span text:style-name="T27">))</text:span></text:p>
            <text:p text:style-name="P8"><text:s text:c="4"/><text:span text:style-name="T19">for </text:span><text:span text:style-name="T27">fila </text:span><text:span text:style-name="T19">in </text:span><text:span text:style-name="T27">range(DIMENSIONES):</text:span></text:p>
            <text:p text:style-name="P8"><text:s text:c="8"/><text:span text:style-name="T27">print(</text:span><text:span text:style-name="T30">f"</text:span><text:span text:style-name="T19">{</text:span><text:span text:style-name="T27">fila + </text:span><text:span text:style-name="T31">1</text:span><text:span text:style-name="T19">}</text:span><text:span text:style-name="T30"> |"</text:span><text:span text:style-name="T19">, </text:span><text:span text:style-name="T32">end </text:span><text:span text:style-name="T27">= </text:span><text:span text:style-name="T30">""</text:span><text:span text:style-name="T27">)</text:span></text:p>
            <text:p text:style-name="P8"><text:s text:c="8"/><text:span text:style-name="T19">for </text:span><text:span text:style-name="T27">columna </text:span><text:span text:style-name="T19">in </text:span><text:span text:style-name="T27">range(DIMENSIONES):</text:span></text:p>
            <text:p text:style-name="P8"><text:s text:c="12"/><text:span text:style-name="T19">if </text:span><text:span text:style-name="T27">columna &lt; DIMENSIONES - </text:span><text:span text:style-name="T31">1</text:span><text:span text:style-name="T27">:</text:span></text:p>
            <text:p text:style-name="P8"><text:s text:c="16"/><text:span text:style-name="T27">print(simbolo_celda(mapa</text:span><text:span text:style-name="T19">, </text:span><text:span text:style-name="T27">fila</text:span><text:span text:style-name="T19">, </text:span><text:span text:style-name="T27">columna</text:span><text:span text:style-name="T19">, </text:span><text:span text:style-name="T27">posicion_jugador)</text:span><text:span text:style-name="T19">, </text:span><text:span text:style-name="T32">end </text:span><text:span text:style-name="T27">=</text:span><text:span text:style-name="T30">" "</text:span><text:span text:style-name="T27">)</text:span></text:p>
            <text:p text:style-name="P8"><text:s text:c="12"/><text:span text:style-name="T19">else</text:span><text:span text:style-name="T27">:</text:span></text:p>
            <text:p text:style-name="P8"><text:soft-page-break/><text:s text:c="16"/><text:span text:style-name="T27">print(simbolo_celda(mapa</text:span><text:span text:style-name="T19">, </text:span><text:span text:style-name="T27">fila</text:span><text:span text:style-name="T19">, </text:span><text:span text:style-name="T27">columna</text:span><text:span text:style-name="T19">, </text:span><text:span text:style-name="T27">posicion_jugador) + </text:span><text:span text:style-name="T30">"|"</text:span><text:span text:style-name="T27">)</text:span></text:p>
            <text:p text:style-name="P11"><text:s text:c="4"/><text:span text:style-name="T27">print(</text:span><text:span text:style-name="T30">" <text:s/>" </text:span><text:span text:style-name="T27">+ </text:span><text:span text:style-name="T30">"-" </text:span><text:span text:style-name="T27">* (len(num_columnas) + </text:span><text:span text:style-name="T31">2</text:span><text:span text:style-name="T27">))</text:span></text:p>
            <text:p text:style-name="P25"/>
          </table:table-cell>
        </table:table-row>
        <table:table-row table:style-name="TableLine94050168677552">
          <table:table-cell table:style-name="Tabla15.A1" office:value-type="string">
            <text:p text:style-name="P25"/>
          </table:table-cell>
        </table:table-row>
      </table:table>
      <text:p text:style-name="P22"/>
      <text:p text:style-name="P3">2: Mostrar la posición del jugador con respecto a la numeración visual del mapa.</text:p>
      <text:p text:style-name="P3">Tu posición es (3, 3) <text:s/>#aunque internamente esté en la posición (2, 2)</text:p>
      <text:p text:style-name="P22"/>
      <table:table table:name="Tabla16" table:style-name="Tabla16">
        <table:table-column table:style-name="Tabla16.A"/>
        <table:table-row table:style-name="TableLine94050172023008">
          <table:table-cell table:style-name="Tabla16.A1" office:value-type="string">
            <text:p text:style-name="P6"><text:span text:style-name="T17">def </text:span><text:span text:style-name="T24">muestra_estado_mapa</text:span>(mapa<text:span text:style-name="T17">, </text:span>posicion_jugador):</text:p>
            <text:p text:style-name="P8"><text:s text:c="4"/><text:span text:style-name="T26">"""Muestra el mapa y la posición del jugador."""</text:span></text:p>
            <text:p text:style-name="P8"><text:span text:style-name="T25"><text:s text:c="4"/></text:span><text:span text:style-name="T27">imprimir_mapa_oculto(mapa)</text:span></text:p>
            <text:p text:style-name="P11"><text:s text:c="4"/><text:span text:style-name="T27">print(</text:span><text:span text:style-name="T30">f"Tu posición es </text:span><text:span text:style-name="T19">{</text:span><text:span text:style-name="T27">posicion_jugador</text:span><text:span text:style-name="T19">}</text:span><text:span text:style-name="T30">"</text:span><text:span text:style-name="T27">)</text:span></text:p>
            <text:p text:style-name="P25"/>
          </table:table-cell>
        </table:table-row>
        <table:table-row table:style-name="TableLine94050172023008">
          <table:table-cell table:style-name="Tabla16.A1" office:value-type="string">
            <text:p text:style-name="P6"><text:span text:style-name="T17">def </text:span><text:span text:style-name="T24">posicion_jugador_mapa_visual</text:span>(mapa: list<text:span text:style-name="T17">, </text:span>posicion_jugador: tuple) -&gt; tuple:</text:p>
            <text:p text:style-name="P8"><text:s text:c="4"/><text:span text:style-name="T26">""" DCS??? Nueva</text:span></text:p>
            <text:p text:style-name="P9"><text:s text:c="4"/><text:span text:style-name="T28">Muestra la posición del jugador sumando 1 a filas y columnas internas del mapa</text:span></text:p>
            <text:p text:style-name="P9"><text:s text:c="4"/><text:span text:style-name="T28">"""</text:span></text:p>
            <text:p text:style-name="P8"><text:span text:style-name="T25"><text:s text:c="4"/></text:span><text:span text:style-name="T19">return </text:span><text:span text:style-name="T27">posicion_jugador[FILAS] + </text:span><text:span text:style-name="T31">1</text:span><text:span text:style-name="T19">, </text:span><text:span text:style-name="T27">posicion_jugador[COLUMNAS] + </text:span><text:span text:style-name="T31">1</text:span></text:p>
            <text:p text:style-name="P5"><text:span text:style-name="T17">def </text:span><text:span text:style-name="T24">muestra_estado_mapa</text:span>(mapa<text:span text:style-name="T17">, </text:span>posicion_jugador):</text:p>
            <text:p text:style-name="P8"><text:s text:c="4"/><text:span text:style-name="T26">"""Muestra el mapa y la posición del jugador."""</text:span></text:p>
            <text:p text:style-name="P8"><text:span text:style-name="T25"><text:s text:c="4"/></text:span><text:span text:style-name="T27">imprimir_mapa_oculto(mapa</text:span><text:span text:style-name="T19">, </text:span><text:span text:style-name="T27">posicion_jugador)</text:span></text:p>
            <text:p text:style-name="P11"><text:s text:c="4"/><text:span text:style-name="T27">print(</text:span><text:span text:style-name="T30">f"Tu posición es </text:span><text:span text:style-name="T19">{</text:span><text:span text:style-name="T27">posicion_jugador_mapa_visual(mapa</text:span><text:span text:style-name="T19">, </text:span><text:span text:style-name="T27">posicion_jugador)</text:span><text:span text:style-name="T19">}</text:span><text:span text:style-name="T30">"</text:span><text:span text:style-name="T27">)</text:span></text:p>
            <text:p text:style-name="P25"/>
          </table:table-cell>
        </table:table-row>
      </table:table>
      <text:p text:style-name="P22"/>
      <text:p text:style-name="P3">3: Evitar que en la posición inicial del jugador en el mapa se genere una pista o una trampa.</text:p>
      <text:p text:style-name="P22"/>
      <text:p text:style-name="P27">Faltan los bucles. Ademas evitamos <text:span text:style-name="T6">que en la posición inicial del jugador en el mapa se genere una pista o una trampa.</text:span></text:p>
      <table:table table:name="Tabla17" table:style-name="Tabla17">
        <table:table-column table:style-name="Tabla17.A"/>
        <table:table-row table:style-name="TableLine94050146090416">
          <table:table-cell table:style-name="Tabla17.A1" office:value-type="string">
            <text:p text:style-name="P16"><text:span text:style-name="T16"># Colocar pistas y trampas</text:span><text:line-break/><text:span text:style-name="T22">???</text:span><text:line-break/><text:span text:style-name="T22"> <text:s text:c="7"/></text:span><text:span text:style-name="T18">if </text:span><text:span text:style-name="T22">mapa[i][j] != CELDA_TESORO:</text:span><text:line-break/><text:span text:style-name="T22"> <text:s text:c="11"/></text:span><text:span text:style-name="T16"># Decidir aleatoriamente si colocar una pista, una trampa o vacia.</text:span></text:p>
            <text:p text:style-name="P14"/>
          </table:table-cell>
        </table:table-row>
        <table:table-row table:style-name="TableLine94050146090416">
          <table:table-cell table:style-name="Tabla17.A1" office:value-type="string">
            <text:p text:style-name="P16"><text:span text:style-name="T16"># Colocar pistas y trampas</text:span><text:line-break/><text:span text:style-name="T18">for </text:span><text:span text:style-name="T22">i </text:span><text:span text:style-name="T18">in </text:span><text:span text:style-name="T22">range(DIMENSIONES):</text:span><text:line-break/><text:soft-page-break/><text:span text:style-name="T22"> <text:s text:c="3"/></text:span><text:span text:style-name="T18">for </text:span><text:span text:style-name="T22">j </text:span><text:span text:style-name="T18">in </text:span><text:span text:style-name="T22">range(DIMENSIONES):</text:span><text:line-break/><text:span text:style-name="T22"> <text:s text:c="7"/></text:span><text:span text:style-name="T18">if </text:span><text:span text:style-name="T22">mapa[i][j] != CELDA_TESORO </text:span><text:span text:style-name="T18">and </text:span><text:span text:style-name="T22">(i</text:span><text:span text:style-name="T18">, </text:span><text:span text:style-name="T22">j) != posicion_inicial_del_jugador():</text:span><text:line-break/><text:span text:style-name="T22"> <text:s text:c="11"/></text:span><text:span text:style-name="T16"># Decidir aleatoriamente si colocar una pista, una trampa o vacia.</text:span><text:line-break/></text:p>
            <text:p text:style-name="P14"/>
          </table:table-cell>
        </table:table-row>
      </table:table>
      <text:p text:style-name="P23"/>
      <text:p text:style-name="P3">4: Limpiar la consola cada vez que realices un movimiento y dejar el mensaje de la pista o trampa en la zona superior de la consola, justo arriba del mapa. Pero cuando se encuentra el tesoro no debe borrar la consola y el mensaje aparecerá abajo y finalizará el juego.</text:p>
      <text:p text:style-name="P22"/>
      <table:table table:name="Tabla18" table:style-name="Tabla18">
        <table:table-column table:style-name="Tabla18.A"/>
        <table:table-row table:style-name="TableLine94050168710704">
          <table:table-cell table:style-name="Tabla18.A1" office:value-type="string">
            <text:p text:style-name="P25"/>
            <text:p text:style-name="P6"><text:span text:style-name="T17">def </text:span><text:span text:style-name="T24">muestra_resultado_del_movimiento</text:span>(resultado: int<text:span text:style-name="T17">, </text:span>nueva_posicion: tuple<text:span text:style-name="T17">, </text:span>mapa: list):</text:p>
            <text:p text:style-name="P8"><text:s text:c="4"/><text:span text:style-name="T26">"""</text:span></text:p>
            <text:p text:style-name="P9"><text:s text:c="4"/><text:span text:style-name="T28">Muestra en consola el resultado del movimiento del jugador.</text:span></text:p>
            <text:p text:style-name="P9"><text:s text:c="4"/><text:span text:style-name="T28">:param resultado: El resultado del movimiento.</text:span></text:p>
            <text:p text:style-name="P9"><text:s text:c="4"/><text:span text:style-name="T28">:param nueva_posicion: La nueva posición del jugador.</text:span></text:p>
            <text:p text:style-name="P9"><text:s text:c="4"/><text:span text:style-name="T28">:param mapa: El mapa del juego.</text:span></text:p>
            <text:p text:style-name="P9"><text:s text:c="4"/><text:span text:style-name="T28">"""</text:span></text:p>
            <text:p text:style-name="P8"><text:span text:style-name="T25"><text:s text:c="4"/></text:span><text:span text:style-name="T19">if </text:span><text:span text:style-name="T27">resultado == MOVIMIENTO_INVALIDO:</text:span></text:p>
            <text:p text:style-name="P8"><text:s text:c="8"/><text:span text:style-name="T27">print(</text:span><text:span text:style-name="T30">"Movimiento inválido. Estás intentando salir del mapa."</text:span><text:span text:style-name="T27">)</text:span></text:p>
            <text:p text:style-name="P8"><text:s text:c="4"/><text:span text:style-name="T19">elif </text:span><text:span text:style-name="T27">resultado == TESORO_ENCONTRADO:</text:span></text:p>
            <text:p text:style-name="P8"><text:s text:c="8"/><text:span text:style-name="T27">print(</text:span><text:span text:style-name="T30">"¡Has encontrado el tesoro y ganado el juego!"</text:span><text:span text:style-name="T27">)</text:span></text:p>
            <text:p text:style-name="P8"><text:s text:c="4"/><text:span text:style-name="T19">elif </text:span><text:span text:style-name="T27">resultado == TRAMPA_ENCONTRADA:</text:span></text:p>
            <text:p text:style-name="P8"><text:s text:c="8"/><text:span text:style-name="T27">print(</text:span><text:span text:style-name="T30">"Es una trampa. Intenta de nuevo."</text:span><text:span text:style-name="T27">)</text:span></text:p>
            <text:p text:style-name="P8"><text:s text:c="4"/><text:span text:style-name="T19">elif </text:span><text:span text:style-name="T27">resultado == PISTA_ENCONTRADA:</text:span></text:p>
            <text:p text:style-name="P8"><text:s text:c="8"/><text:span text:style-name="T27">pista = mapa[nueva_posicion[FILAS]][nueva_posicion[COLUMNAS]]</text:span></text:p>
            <text:p text:style-name="P11"><text:s text:c="8"/><text:span text:style-name="T27">print(</text:span><text:span text:style-name="T30">f"Hay una pista!!!! La pista es: </text:span><text:span text:style-name="T19">{</text:span><text:span text:style-name="T27">pista</text:span><text:span text:style-name="T19">}</text:span><text:span text:style-name="T30">"</text:span><text:span text:style-name="T27">)</text:span></text:p>
            <text:p text:style-name="P25"/>
            <text:p text:style-name="P25"/>
          </table:table-cell>
        </table:table-row>
        <table:table-row table:style-name="TableLine94050168710704">
          <table:table-cell table:style-name="Tabla18.A1" office:value-type="string">
            <text:p text:style-name="P6"><text:span text:style-name="T17">def </text:span><text:span text:style-name="T24">borrar_consola</text:span>():</text:p>
            <text:p text:style-name="P8"><text:s text:c="4"/><text:span text:style-name="T26">""" DCS??? Nuevo</text:span></text:p>
            <text:p text:style-name="P9"><text:s text:c="4"/><text:span text:style-name="T28">Limpiar la consola."""</text:span></text:p>
            <text:p text:style-name="P8"><text:span text:style-name="T25"><text:s text:c="4"/></text:span><text:span text:style-name="T19">if </text:span><text:span text:style-name="T27">os.name == </text:span><text:span text:style-name="T30">"posix"</text:span><text:span text:style-name="T27">:</text:span></text:p>
            <text:p text:style-name="P8"><text:s text:c="8"/><text:span text:style-name="T27">os.system (</text:span><text:span text:style-name="T30">"clear"</text:span><text:span text:style-name="T27">)</text:span></text:p>
            <text:p text:style-name="P8"><text:s text:c="4"/><text:span text:style-name="T19">elif </text:span><text:span text:style-name="T27">os.name == </text:span><text:span text:style-name="T30">"ce" </text:span><text:span text:style-name="T19">or </text:span><text:span text:style-name="T27">os.name == </text:span><text:span text:style-name="T30">"nt" </text:span><text:span text:style-name="T19">or </text:span><text:span text:style-name="T27">os.name == </text:span><text:span text:style-name="T30">"dos"</text:span><text:span text:style-name="T27">:</text:span></text:p>
            <text:p text:style-name="P8"><text:s text:c="8"/><text:span text:style-name="T27">os.system (</text:span><text:span text:style-name="T30">"cls"</text:span><text:span text:style-name="T27">)</text:span></text:p>
            <text:p text:style-name="P8"><text:span text:style-name="T27"/></text:p>
            <text:p text:style-name="P5"><text:span text:style-name="T17">def </text:span><text:span text:style-name="T24">muestra_resultado_del_movimiento</text:span>(resultado: int<text:span text:style-name="T17">, </text:span>nueva_posicion: tuple<text:span text:style-name="T17">, </text:span>mapa: list):</text:p>
            <text:p text:style-name="P8"><text:soft-page-break/><text:s text:c="4"/><text:span text:style-name="T26">""" DCS??? Modificado</text:span></text:p>
            <text:p text:style-name="P9"><text:s text:c="4"/><text:span text:style-name="T28">Muestra en consola el resultado del movimiento del jugador.</text:span></text:p>
            <text:p text:style-name="P9"><text:s text:c="4"/><text:span text:style-name="T28">:param resultado: El resultado del movimiento.</text:span></text:p>
            <text:p text:style-name="P9"><text:s text:c="4"/><text:span text:style-name="T28">:param nueva_posicion: La nueva posición del jugador.</text:span></text:p>
            <text:p text:style-name="P9"><text:s text:c="4"/><text:span text:style-name="T28">:param mapa: El mapa del juego.</text:span></text:p>
            <text:p text:style-name="P9"><text:s text:c="4"/><text:span text:style-name="T28">"""</text:span></text:p>
            <text:p text:style-name="P8"><text:span text:style-name="T25"><text:s text:c="4"/></text:span><text:span text:style-name="T19">if </text:span><text:span text:style-name="T27">resultado == TESORO_ENCONTRADO:</text:span></text:p>
            <text:p text:style-name="P8"><text:s text:c="8"/><text:span text:style-name="T27">print(</text:span><text:span text:style-name="T30">"¡Has encontrado el tesoro y ganado el juego!"</text:span><text:span text:style-name="T27">)</text:span></text:p>
            <text:p text:style-name="P8"><text:s text:c="4"/><text:span text:style-name="T19">else</text:span><text:span text:style-name="T27">:</text:span></text:p>
            <text:p text:style-name="P8"><text:s text:c="8"/><text:span text:style-name="T27">borrar_consola()</text:span></text:p>
            <text:p text:style-name="P8"><text:s text:c="8"/><text:span text:style-name="T19">if </text:span><text:span text:style-name="T27">resultado == MOVIMIENTO_INVALIDO:</text:span></text:p>
            <text:p text:style-name="P8"><text:s text:c="12"/><text:span text:style-name="T27">print(</text:span><text:span text:style-name="T30">"Movimiento inválido. Estás intentando salir del mapa."</text:span><text:span text:style-name="T27">)</text:span></text:p>
            <text:p text:style-name="P8"><text:s text:c="8"/><text:span text:style-name="T19">elif </text:span><text:span text:style-name="T27">resultado == TRAMPA_ENCONTRADA:</text:span></text:p>
            <text:p text:style-name="P8"><text:s text:c="12"/><text:span text:style-name="T27">print(</text:span><text:span text:style-name="T30">"Es una trampa. Intenta de nuevo."</text:span><text:span text:style-name="T27">)</text:span></text:p>
            <text:p text:style-name="P8"><text:s text:c="8"/><text:span text:style-name="T19">elif </text:span><text:span text:style-name="T27">resultado == PISTA_ENCONTRADA:</text:span></text:p>
            <text:p text:style-name="P8"><text:s text:c="12"/><text:span text:style-name="T27">pista = mapa[nueva_posicion[FILAS]][nueva_posicion[COLUMNAS]]</text:span></text:p>
            <text:p text:style-name="P11"><text:s text:c="12"/><text:span text:style-name="T27">print(</text:span><text:span text:style-name="T30">f"Hay una pista!!!! La pista es: </text:span><text:span text:style-name="T19">{</text:span><text:span text:style-name="T27">pista</text:span><text:span text:style-name="T19">}</text:span><text:span text:style-name="T30">"</text:span><text:span text:style-name="T27">)</text:span></text:p>
            <text:p text:style-name="P25"/>
          </table:table-cell>
        </table:table-row>
      </table:table>
      <text:p text:style-name="P22"/>
      <text:p text:style-name="P3">5 (DIFÍCIL): Mostrar un símbolo para el jugador. Para ello, una solución es cambiar el código de la función imprimir_mapa_oculto()</text:p>
      <text:p text:style-name="P3"/>
      <text:p text:style-name="P22"/>
      <table:table table:name="Tabla19" table:style-name="Tabla19">
        <table:table-column table:style-name="Tabla19.A"/>
        <table:table-row table:style-name="TableLine94050172675072">
          <table:table-cell table:style-name="Tabla19.A1" office:value-type="string">
            <text:p text:style-name="P6"><text:span text:style-name="T17">def </text:span><text:span text:style-name="T24">simbolo_celda</text:span>(celda):</text:p>
            <text:p text:style-name="P8"><text:s text:c="4"/><text:span text:style-name="T26">"""Retorna el símbolo a pintar en la celda"""</text:span></text:p>
            <text:p text:style-name="P8"><text:span text:style-name="T25"><text:s text:c="4"/></text:span><text:span text:style-name="T19">if </text:span><text:span text:style-name="T27">celda != CELDA_VACIA</text:span></text:p>
            <text:p text:style-name="P8"><text:s text:c="8"/><text:span text:style-name="T19">return </text:span><text:span text:style-name="T27">DESCONOCIDO</text:span></text:p>
            <text:p text:style-name="P8"><text:s text:c="4"/><text:span text:style-name="T19">else</text:span></text:p>
            <text:p text:style-name="P10"><text:span text:style-name="T21"><text:s text:c="8"/></text:span><text:span text:style-name="T20">return </text:span><text:span text:style-name="T23">CELDA_VACIA </text:span>…</text:p>
            <text:p text:style-name="P6"><text:span text:style-name="T17">def </text:span><text:span text:style-name="T24">imprimir_mapa_oculto</text:span>(mapa: list):</text:p>
            <text:p text:style-name="P8"><text:s text:c="4"/><text:span text:style-name="T26">"""Imprime el mapa sin revelar el tesoro ni las trampas."""</text:span></text:p>
            <text:p text:style-name="P8"><text:span text:style-name="T25"><text:s text:c="4"/></text:span><text:span text:style-name="T19">for </text:span><text:span text:style-name="T27">fila </text:span><text:span text:style-name="T19">in </text:span><text:span text:style-name="T27">mapa:</text:span></text:p>
            <text:p text:style-name="P11"><text:s text:c="8"/><text:span text:style-name="T27">print(</text:span><text:span text:style-name="T30">" "</text:span><text:span text:style-name="T27">.join([simbolo_celda(celda) </text:span><text:span text:style-name="T19">for </text:span><text:span text:style-name="T27">celda </text:span><text:span text:style-name="T19">in </text:span><text:span text:style-name="T27">fila]))</text:span></text:p>
            <text:p text:style-name="P25"/>
          </table:table-cell>
        </table:table-row>
        <table:table-row table:style-name="TableLine94050172675072">
          <table:table-cell table:style-name="Tabla19.A1" office:value-type="string">
            <text:p text:style-name="P6"><text:span text:style-name="T17">def </text:span><text:span text:style-name="T24">simbolo_celda</text:span>(mapa<text:span text:style-name="T17">, </text:span>fila<text:span text:style-name="T17">, </text:span>columna<text:span text:style-name="T17">, </text:span>posicion_jugador):</text:p>
            <text:p text:style-name="P8"><text:s text:c="4"/><text:span text:style-name="T26">""" DCS??? Modificado</text:span></text:p>
            <text:p text:style-name="P9"><text:soft-page-break/><text:s text:c="4"/><text:span text:style-name="T28">Retorna el símbolo a pintar en la celda</text:span></text:p>
            <text:p text:style-name="P9"><text:s text:c="4"/><text:span text:style-name="T28">"""</text:span></text:p>
            <text:p text:style-name="P8"><text:span text:style-name="T25"><text:s text:c="4"/></text:span><text:span text:style-name="T19">if </text:span><text:span text:style-name="T27">(fila</text:span><text:span text:style-name="T19">, </text:span><text:span text:style-name="T27">columna) == posicion_jugador:</text:span></text:p>
            <text:p text:style-name="P8"><text:s text:c="8"/><text:span text:style-name="T19">return </text:span><text:span text:style-name="T27">CELDA_JUGADOR</text:span></text:p>
            <text:p text:style-name="P8"><text:s text:c="4"/><text:span text:style-name="T19">elif </text:span><text:span text:style-name="T27">mapa[fila][columna] </text:span><text:span text:style-name="T19">not in </text:span><text:span text:style-name="T27">{CELDA_VACIA</text:span><text:span text:style-name="T19">, </text:span><text:span text:style-name="T27">CELDA_CAMINO_JUGADOR}:</text:span></text:p>
            <text:p text:style-name="P8"><text:s text:c="8"/><text:span text:style-name="T19">return </text:span><text:span text:style-name="T27">DESCONOCIDO</text:span></text:p>
            <text:p text:style-name="P8"><text:s text:c="4"/><text:span text:style-name="T19">else</text:span><text:span text:style-name="T27">:</text:span></text:p>
            <text:p text:style-name="P8"><text:s text:c="8"/><text:span text:style-name="T19">return </text:span><text:span text:style-name="T27">mapa[fila][columna]</text:span></text:p>
            <text:p text:style-name="P5"><text:span text:style-name="T17">def </text:span><text:span text:style-name="T24">imprimir_mapa_oculto</text:span>(mapa: list<text:span text:style-name="T17">, </text:span>posicion_jugador):</text:p>
            <text:p text:style-name="P8"><text:s text:c="4"/><text:span text:style-name="T26">""" DCS??? Modificado</text:span></text:p>
            <text:p text:style-name="P9"><text:s text:c="4"/><text:span text:style-name="T28">Imprime el mapa sin revelar el tesoro ni las trampas."""</text:span></text:p>
            <text:p text:style-name="P8"><text:span text:style-name="T25"><text:s text:c="4"/></text:span><text:span text:style-name="T27">num_columnas = </text:span><text:span text:style-name="T30">" "</text:span><text:span text:style-name="T27">.join(str(i + </text:span><text:span text:style-name="T31">1</text:span><text:span text:style-name="T27">) </text:span><text:span text:style-name="T19">for </text:span><text:span text:style-name="T27">i </text:span><text:span text:style-name="T19">in </text:span><text:span text:style-name="T27">range(DIMENSIONES))</text:span></text:p>
            <text:p text:style-name="P8"><text:s text:c="4"/><text:span text:style-name="T27">print(</text:span><text:span text:style-name="T30">" <text:s text:c="2"/>" </text:span><text:span text:style-name="T27">+ num_columnas)</text:span></text:p>
            <text:p text:style-name="P8"><text:s text:c="4"/><text:span text:style-name="T27">print(</text:span><text:span text:style-name="T30">" <text:s/>" </text:span><text:span text:style-name="T27">+ </text:span><text:span text:style-name="T30">"-" </text:span><text:span text:style-name="T27">* (len(num_columnas) + </text:span><text:span text:style-name="T31">2</text:span><text:span text:style-name="T27">))</text:span></text:p>
            <text:p text:style-name="P8"><text:s text:c="4"/><text:span text:style-name="T19">for </text:span><text:span text:style-name="T27">fila </text:span><text:span text:style-name="T19">in </text:span><text:span text:style-name="T27">range(DIMENSIONES):</text:span></text:p>
            <text:p text:style-name="P8"><text:s text:c="8"/><text:span text:style-name="T27">print(</text:span><text:span text:style-name="T30">f"</text:span><text:span text:style-name="T19">{</text:span><text:span text:style-name="T27">fila + </text:span><text:span text:style-name="T31">1</text:span><text:span text:style-name="T19">}</text:span><text:span text:style-name="T30"> |"</text:span><text:span text:style-name="T19">, </text:span><text:span text:style-name="T32">end </text:span><text:span text:style-name="T27">= </text:span><text:span text:style-name="T30">""</text:span><text:span text:style-name="T27">)</text:span></text:p>
            <text:p text:style-name="P8"><text:s text:c="8"/><text:span text:style-name="T19">for </text:span><text:span text:style-name="T27">columna </text:span><text:span text:style-name="T19">in </text:span><text:span text:style-name="T27">range(DIMENSIONES):</text:span></text:p>
            <text:p text:style-name="P8"><text:s text:c="12"/><text:span text:style-name="T19">if </text:span><text:span text:style-name="T27">columna &lt; DIMENSIONES - </text:span><text:span text:style-name="T31">1</text:span><text:span text:style-name="T27">:</text:span></text:p>
            <text:p text:style-name="P8"><text:s text:c="16"/><text:span text:style-name="T27">print(simbolo_celda(mapa</text:span><text:span text:style-name="T19">, </text:span><text:span text:style-name="T27">fila</text:span><text:span text:style-name="T19">, </text:span><text:span text:style-name="T27">columna</text:span><text:span text:style-name="T19">, </text:span><text:span text:style-name="T27">posicion_jugador)</text:span><text:span text:style-name="T19">, </text:span><text:span text:style-name="T32">end </text:span><text:span text:style-name="T27">=</text:span><text:span text:style-name="T30">" "</text:span><text:span text:style-name="T27">)</text:span></text:p>
            <text:p text:style-name="P8"><text:s text:c="12"/><text:span text:style-name="T19">else</text:span><text:span text:style-name="T27">:</text:span></text:p>
            <text:p text:style-name="P8"><text:s text:c="16"/><text:span text:style-name="T27">print(simbolo_celda(mapa</text:span><text:span text:style-name="T19">, </text:span><text:span text:style-name="T27">fila</text:span><text:span text:style-name="T19">, </text:span><text:span text:style-name="T27">columna</text:span><text:span text:style-name="T19">, </text:span><text:span text:style-name="T27">posicion_jugador) + </text:span><text:span text:style-name="T30">"|"</text:span><text:span text:style-name="T27">)</text:span></text:p>
            <text:p text:style-name="P11"><text:s text:c="4"/><text:span text:style-name="T27">print(</text:span><text:span text:style-name="T30">" <text:s/>" </text:span><text:span text:style-name="T27">+ </text:span><text:span text:style-name="T30">"-" </text:span><text:span text:style-name="T27">* (len(num_columnas) + </text:span><text:span text:style-name="T31">2</text:span><text:span text:style-name="T27">))</text:span></text:p>
            <text:p text:style-name="P25"/>
          </table:table-cell>
        </table:table-row>
      </table:table>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etBrains Mono1" svg:font-family="'JetBrains Mono', monospace"/>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26T23:19:52.449651886</meta:creation-date>
    <dc:date>2023-12-13T23:20:29.160390296</dc:date>
    <meta:editing-duration>PT1H19M24S</meta:editing-duration>
    <meta:editing-cycles>5</meta:editing-cycles>
    <meta:generator>LibreOffice/6.4.7.2$Linux_X86_64 LibreOffice_project/40$Build-2</meta:generator>
    <meta:document-statistic meta:table-count="20" meta:image-count="0" meta:object-count="0" meta:page-count="17" meta:paragraph-count="445" meta:word-count="3977" meta:character-count="27859" meta:non-whitespace-character-count="23604"/>
  </office:meta>
</office:document-meta>
</file>